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A80000067E8F735EA6ED9F0C0B.jpg" manifest:media-type="image/jpeg"/>
  <manifest:file-entry manifest:full-path="Pictures/10000000000007D00000060AA375D3AC77E910BC.jpg" manifest:media-type="image/jpeg"/>
  <manifest:file-entry manifest:full-path="Pictures/100000010000041D000001DBDD56226970007A4F.png" manifest:media-type="image/png"/>
  <manifest:file-entry manifest:full-path="Pictures/10001A070000819B00003A65B4E95F85BABC18C4.svg" manifest:media-type="image/svg+xml"/>
  <manifest:file-entry manifest:full-path="Pictures/100000010000041D000001DBB2D187B6D6CE553B.png" manifest:media-type="image/png"/>
  <manifest:file-entry manifest:full-path="Pictures/10000001000001090000006FEE3F5005EF3E946D.png" manifest:media-type="image/png"/>
  <manifest:file-entry manifest:full-path="Pictures/100048B800001B6E00000B7822A3FAAEBE51E006.wmf" manifest:media-type="image/x-wmf"/>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008000000089442829B9654ACB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Arial" style:font-family-generic="swiss" style:font-pitch="variable"/>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4"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0.896cm" fo:min-width="2.424cm"/>
      <style:paragraph-properties style:writing-mode="lr-tb"/>
    </style:style>
    <style:style style:name="gr6" style:family="graphic" style:parent-style-name="standard">
      <style:graphic-properties svg:stroke-color="#000000" draw:marker-end="Arrow_20_concave" draw:marker-end-width="0.3cm" draw:textarea-vertical-align="middl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08cm" fo:min-width="3.177cm"/>
      <style:paragraph-properties style:writing-mode="lr-tb"/>
    </style:style>
    <style:style style:name="gr8" style:family="graphic" style:parent-style-name="standard">
      <style:graphic-properties svg:stroke-color="#000000" draw:fill-color="#ffffcc" draw:textarea-horizontal-align="justify" draw:textarea-vertical-align="middle" draw:auto-grow-height="false" fo:min-height="1.538cm" fo:min-width="2.537cm" fo:wrap-option="no-wrap" draw:shadow="hidden"/>
      <style:paragraph-properties style:writing-mode="lr-tb"/>
    </style:style>
    <style:style style:name="gr9" style:family="graphic" style:parent-style-name="standard">
      <style:graphic-properties draw:stroke="dash" draw:stroke-dash="Fine_20_Dashed" svg:stroke-color="#000000" draw:fill="gradient" draw:fill-color="#cfe7f5" draw:fill-gradient-name="Gradient_20_2" draw:textarea-horizontal-align="justify" draw:textarea-vertical-align="top" draw:auto-grow-height="false" fo:min-height="5.87cm" fo:min-width="24.476cm"/>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741cm" fo:min-width="2.442cm"/>
      <style:paragraph-properties style:writing-mode="lr-tb"/>
    </style:style>
    <style:style style:name="gr11" style:family="graphic" style:parent-style-name="standard">
      <style:graphic-properties svg:stroke-color="#000000" draw:marker-end="Arrow_20_concave" draw:marker-end-width="0.3cm"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04cm" fo:min-width="2.788cm"/>
      <style:paragraph-properties style:writing-mode="lr-tb"/>
    </style:style>
    <style:style style:name="gr13" style:family="graphic" style:parent-style-name="standard">
      <style:graphic-properties svg:stroke-color="#000000" draw:fill-color="#dddddd" draw:textarea-horizontal-align="justify" draw:textarea-vertical-align="top" draw:auto-grow-height="false" fo:min-height="2.94cm" fo:min-width="3.474cm"/>
      <style:paragraph-properties style:writing-mode="lr-tb"/>
    </style:style>
    <style:style style:name="gr14" style:family="graphic" style:parent-style-name="standard">
      <style:graphic-properties svg:stroke-color="#000000" draw:fill-color="#ffffcc" draw:textarea-horizontal-align="justify" draw:textarea-vertical-align="middle" draw:auto-grow-height="false" fo:min-height="0.98cm" fo:min-width="3.661cm" fo:wrap-option="no-wrap"/>
      <style:paragraph-properties style:writing-mode="lr-tb"/>
    </style:style>
    <style:style style:name="gr15" style:family="graphic" style:parent-style-name="standard">
      <style:graphic-properties svg:stroke-color="#000000" svg:stroke-opacity="100%" draw:fill-color="#dddddd" draw:opacity="50%" draw:textarea-horizontal-align="justify" draw:textarea-vertical-align="middle" draw:auto-grow-height="false" fo:min-height="0.896cm" fo:min-width="3.182cm"/>
      <style:paragraph-properties style:writing-mode="lr-tb"/>
    </style:style>
    <style:style style:name="gr16" style:family="graphic" style:parent-style-name="standard">
      <style:graphic-properties draw:stroke="dash" draw:stroke-dash="Fine_20_Dashed" svg:stroke-color="#000000" draw:marker-end-width="0.3cm" draw:textarea-vertical-align="middle"/>
      <style:paragraph-properties style:writing-mode="lr-tb"/>
    </style:style>
    <style:style style:name="gr17" style:family="graphic" style:parent-style-name="standard">
      <style:graphic-properties svg:stroke-color="#000000" svg:stroke-opacity="100%" draw:fill-color="#dddddd" draw:opacity="50%" draw:textarea-horizontal-align="justify" draw:textarea-vertical-align="top" draw:auto-grow-height="false" fo:min-height="3.814cm" fo:min-width="4.834cm"/>
      <style:paragraph-properties style:writing-mode="lr-tb"/>
    </style:style>
    <style:style style:name="gr18" style:family="graphic" style:parent-style-name="standard">
      <style:graphic-properties svg:stroke-color="#000000" draw:fill-color="#ffffff" draw:textarea-horizontal-align="justify" draw:textarea-vertical-align="top" draw:auto-grow-height="false" fo:min-height="0.96cm" fo:min-width="1.532cm"/>
    </style:style>
    <style:style style:name="gr19" style:family="graphic" style:parent-style-name="standard">
      <style:graphic-properties svg:stroke-color="#000000" svg:stroke-opacity="100%" draw:fill="gradient" draw:fill-color="#ffffff" draw:fill-gradient-name="Gradient_20_2" draw:opacity="50%" draw:textarea-horizontal-align="justify" draw:textarea-vertical-align="top" draw:auto-grow-height="false" fo:min-height="3.762cm" fo:min-width="4.834cm"/>
      <style:paragraph-properties style:writing-mode="lr-tb"/>
    </style:style>
    <style:style style:name="gr20" style:family="graphic" style:parent-style-name="standard">
      <style:graphic-properties svg:stroke-color="#000000" draw:fill-color="#ffffff" draw:textarea-horizontal-align="justify" draw:textarea-vertical-align="middle" draw:auto-grow-height="false" fo:min-height="0.896cm" fo:min-width="3.182cm"/>
      <style:paragraph-properties style:writing-mode="lr-tb"/>
    </style:style>
    <style:style style:name="gr21" style:family="graphic" style:parent-style-name="standard">
      <style:graphic-properties svg:stroke-color="#000000" draw:fill-color="#ffffff" draw:textarea-horizontal-align="justify" draw:textarea-vertical-align="top" draw:auto-grow-height="false" fo:min-height="3.814cm" fo:min-width="4.83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454cm"/>
      <style:paragraph-properties style:writing-mode="lr-tb"/>
    </style:style>
    <style:style style:name="gr23" style:family="graphic" style:parent-style-name="standard">
      <style:graphic-properties svg:stroke-color="#000000" svg:stroke-opacity="100%" draw:fill="gradient" draw:fill-color="#dddddd" draw:fill-gradient-name="Gradient_20_2" draw:opacity="50%" draw:textarea-horizontal-align="justify" draw:textarea-vertical-align="middle" draw:auto-grow-height="false" fo:min-height="0.896cm" fo:min-width="3.182cm"/>
      <style:paragraph-properties style:writing-mode="lr-tb"/>
    </style:style>
    <style:style style:name="gr24" style:family="graphic" style:parent-style-name="standard">
      <style:graphic-properties svg:stroke-color="#000000" draw:fill-color="#dddddd" draw:opacity="50%" draw:textarea-horizontal-align="justify" draw:textarea-vertical-align="top" draw:auto-grow-height="false" fo:min-height="7.104cm" fo:min-width="4.31cm"/>
      <style:paragraph-properties style:writing-mode="lr-tb"/>
    </style:style>
    <style:style style:name="gr25" style:family="graphic" style:parent-style-name="standard">
      <style:graphic-properties svg:stroke-color="#000000" draw:fill-color="#dddddd" draw:opacity="50%" draw:textarea-horizontal-align="justify" draw:textarea-vertical-align="top" draw:auto-grow-height="false" fo:min-height="3.814cm" fo:min-width="4.834cm"/>
      <style:paragraph-properties style:writing-mode="lr-tb"/>
    </style:style>
    <style:style style:name="gr26" style:family="graphic" style:parent-style-name="standard">
      <style:graphic-properties svg:stroke-color="#000000" draw:fill="gradient" draw:fill-color="#ffffff" draw:fill-gradient-name="Gradient_20_2" draw:opacity="50%" draw:textarea-horizontal-align="justify" draw:textarea-vertical-align="top" draw:auto-grow-height="false" fo:min-height="3.762cm" fo:min-width="4.834cm"/>
      <style:paragraph-properties style:writing-mode="lr-tb"/>
    </style:style>
    <style:style style:name="gr27" style:family="graphic" style:parent-style-name="standard">
      <style:graphic-properties svg:stroke-color="#000000" draw:fill="gradient" draw:fill-color="#dddddd" draw:fill-gradient-name="Gradient_20_2" draw:opacity="50%" draw:textarea-horizontal-align="justify" draw:textarea-vertical-align="bottom" draw:auto-grow-height="false" fo:min-height="7.104cm" fo:min-width="4.318cm"/>
      <style:paragraph-properties style:writing-mode="lr-tb"/>
    </style:style>
    <style:style style:name="gr28" style:family="graphic" style:parent-style-name="standard">
      <style:graphic-properties svg:stroke-color="#000000" draw:fill-color="#dddddd" draw:opacity="50%" draw:textarea-horizontal-align="justify" draw:textarea-vertical-align="middle" draw:auto-grow-height="false" fo:min-height="0.896cm" fo:min-width="3.182cm"/>
      <style:paragraph-properties style:writing-mode="lr-tb"/>
    </style:style>
    <style:style style:name="gr29" style:family="graphic" style:parent-style-name="standard">
      <style:graphic-properties svg:stroke-color="#000000" draw:fill-color="#cfe7f5" draw:opacity="50%" draw:textarea-horizontal-align="justify" draw:textarea-vertical-align="middle" draw:auto-grow-height="false" fo:min-height="0.896cm" fo:min-width="3.182cm"/>
      <style:paragraph-properties style:writing-mode="lr-tb"/>
    </style:style>
    <style:style style:name="gr30" style:family="graphic" style:parent-style-name="standard">
      <style:graphic-properties svg:stroke-color="#000000" draw:fill="gradient" draw:fill-color="#dddddd" draw:fill-gradient-name="Gradient_20_2" draw:opacity="50%" draw:textarea-horizontal-align="justify" draw:textarea-vertical-align="middle" draw:auto-grow-height="false" fo:min-height="0.896cm" fo:min-width="3.182cm"/>
      <style:paragraph-properties style:writing-mode="lr-tb"/>
    </style:style>
    <style:style style:name="gr31" style:family="graphic" style:parent-style-name="standard">
      <style:graphic-properties svg:stroke-color="#000000" svg:stroke-opacity="100%" draw:fill-color="#ffffff" draw:opacity="100%" draw:textarea-horizontal-align="justify" draw:textarea-vertical-align="middle" draw:auto-grow-height="false" fo:min-height="5.194cm" fo:min-width="3.818cm" draw:shadow-opacity="100%"/>
      <style:paragraph-properties style:writing-mode="lr-tb"/>
    </style:style>
    <style:style style:name="gr32" style:family="graphic" style:parent-style-name="standard">
      <style:graphic-properties draw:stroke="dash" draw:stroke-dash="Fine_20_Dashed" svg:stroke-color="#000000" draw:marker-end-width="0.3cm" draw:textarea-vertical-align="middle"/>
    </style:style>
    <style:style style:name="gr33" style:family="graphic" style:parent-style-name="objectwithoutfill">
      <style:graphic-properties draw:marker-end="Arrow_20_concave"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704cm" fo:min-width="4.709cm"/>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_5f_-title">
      <style:graphic-properties fo:min-height="1.741cm"/>
      <style:paragraph-properties style:writing-mode="lr-tb"/>
    </style:style>
    <style:style style:name="pr4" style:family="presentation" style:parent-style-name="master_5f_-outline1">
      <style:graphic-properties fo:min-height="14.15cm"/>
      <style:paragraph-properties style:writing-mode="lr-tb"/>
    </style:style>
    <style:style style:name="pr5" style:family="presentation" style:parent-style-name="master_5f_-notes">
      <style:graphic-properties draw:fill-color="#ffffff" fo:min-height="13.364cm"/>
      <style:paragraph-properties style:writing-mode="lr-tb"/>
    </style:style>
    <style:style style:name="pr6" style:family="presentation" style:parent-style-name="master_5f_-notes">
      <style:graphic-properties draw:fill-color="#ffffff" fo:min-height="14.166cm"/>
      <style:paragraph-properties style:writing-mode="lr-tb"/>
    </style:style>
    <style:style style:name="pr7" style:family="presentation" style:parent-style-name="master_5f_-notes">
      <style:graphic-properties draw:fill-color="#ffffff" draw:textarea-vertical-align="bottom" fo:min-height="13.364cm"/>
      <style:paragraph-properties style:writing-mode="lr-tb"/>
    </style:style>
    <style:style style:name="pr8" style:family="presentation" style:parent-style-name="master-title">
      <style:graphic-properties fo:min-height="1.741cm"/>
      <style:paragraph-properties style:writing-mode="lr-tb"/>
    </style:style>
    <style:style style:name="pr9" style:family="presentation" style:parent-style-name="master-outline1">
      <style:graphic-properties fo:min-height="14.15cm"/>
      <style:paragraph-properties style:writing-mode="lr-tb"/>
    </style:style>
    <style:style style:name="pr10" style:family="presentation" style:parent-style-name="master-notes">
      <style:graphic-properties draw:fill-color="#ffffff" fo:min-height="13.364cm"/>
      <style:paragraph-properties style:writing-mode="lr-tb"/>
    </style:style>
    <style:style style:name="pr11" style:family="presentation" style:parent-style-name="master_5f_-outline1" style:list-style-name="L4">
      <style:graphic-properties fo:min-height="14.15cm"/>
      <style:paragraph-properties style:writing-mode="lr-tb"/>
    </style:style>
    <style:style style:name="pr12" style:family="presentation" style:parent-style-name="master_5f_-notes">
      <style:graphic-properties draw:fill-color="#ffffff" fo:min-height="14.849cm"/>
      <style:paragraph-properties style:writing-mode="lr-tb"/>
    </style:style>
    <style:style style:name="pr13" style:family="presentation" style:parent-style-name="master_5f_-outline1" style:list-style-name="L4">
      <style:graphic-properties fo:min-height="14.15cm"/>
      <style:paragraph-properties style:writing-mode="lr-tb"/>
    </style:style>
    <style:style style:name="pr14" style:family="presentation" style:parent-style-name="master_5f_-notes" style:list-style-name="L5">
      <style:graphic-properties draw:fill-color="#ffffff" fo:min-height="3.33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1" fo:language="ru" fo:country="RU"/>
    </style:style>
    <style:style style:name="P3" style:family="paragraph">
      <style:paragraph-properties fo:text-align="center" style:writing-mode="lr-tb"/>
      <style:text-properties fo:color="#ffffff" loext:opacity="100%" fo:font-size="36pt" fo:language="ru" fo:country="RU"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fo:language="ru" fo:country="RU"/>
    </style:style>
    <style:style style:name="P8" style:family="paragraph">
      <style:paragraph-properties style:writing-mode="lr-tb"/>
      <style:text-properties fo:language="ru" fo:country="RU"/>
    </style:style>
    <style:style style:name="P9" style:family="paragraph">
      <loext:graphic-properties draw:fill-color="#ffffff"/>
      <style:paragraph-properties fo:margin-left="0cm" fo:margin-right="0cm" fo:margin-top="0cm" fo:margin-bottom="0.2cm" fo:text-indent="-0.6cm" style:writing-mode="lr-tb"/>
      <style:text-properties fo:font-size="14pt" fo:language="ru" fo:country="RU" style:font-size-asian="14pt" style:font-size-complex="14pt"/>
    </style:style>
    <style:style style:name="P10" style:family="paragraph">
      <style:paragraph-properties style:writing-mode="lr-tb"/>
    </style:style>
    <style:style style:name="P11" style:family="paragraph">
      <style:paragraph-properties fo:margin-top="0cm" fo:margin-bottom="0.4cm"/>
    </style:style>
    <style:style style:name="P12" style:family="paragraph">
      <style:paragraph-properties fo:margin-top="0cm" fo:margin-bottom="0.2cm">
        <style:tab-stops>
          <style:tab-stop style:position="7.903cm"/>
        </style:tab-stops>
      </style:paragraph-properties>
    </style:style>
    <style:style style:name="P13" style:family="paragraph">
      <style:paragraph-properties fo:margin-left="0cm" fo:margin-right="0cm" fo:margin-top="0cm" fo:margin-bottom="0.4cm" fo:text-indent="0cm">
        <style:tab-stops>
          <style:tab-stop style:position="7.903cm"/>
        </style:tab-stops>
      </style:paragraph-properties>
    </style:style>
    <style:style style:name="P14" style:family="paragraph">
      <style:paragraph-properties fo:margin-top="0cm" fo:margin-bottom="0.3cm">
        <style:tab-stops>
          <style:tab-stop style:position="9.993cm"/>
        </style:tab-stops>
      </style:paragraph-properties>
    </style:style>
    <style:style style:name="P15" style:family="paragraph">
      <style:paragraph-properties fo:margin-top="0cm" fo:margin-bottom="0.1cm" style:writing-mode="lr-tb"/>
    </style:style>
    <style:style style:name="P16" style:family="paragraph">
      <style:paragraph-properties fo:margin-left="0cm" fo:margin-right="0cm" fo:margin-top="0cm" fo:margin-bottom="0.2cm" fo:text-indent="-0.6cm"/>
    </style:style>
    <style:style style:name="P17" style:family="paragraph">
      <style:paragraph-properties fo:margin-left="0cm" fo:margin-right="0cm" fo:margin-top="0cm" fo:margin-bottom="0.2cm" fo:text-align="start" fo:text-indent="-0.6cm"/>
    </style:style>
    <style:style style:name="P18"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19" style:family="paragraph">
      <style:paragraph-properties fo:margin-top="0cm" fo:margin-bottom="0.4cm">
        <style:tab-stops>
          <style:tab-stop style:position="6.985cm"/>
        </style:tab-stops>
      </style:paragraph-properties>
    </style:style>
    <style:style style:name="P20" style:family="paragraph">
      <style:paragraph-properties>
        <style:tab-stops>
          <style:tab-stop style:position="6.985cm"/>
        </style:tab-stops>
      </style:paragraph-properties>
    </style:style>
    <style:style style:name="P21" style:family="paragraph">
      <style:paragraph-properties fo:margin-top="0cm" fo:margin-bottom="0.4cm" style:writing-mode="lr-tb"/>
      <style:text-properties fo:language="ru" fo:country="RU"/>
    </style:style>
    <style:style style:name="P22" style:family="paragraph">
      <loext:graphic-properties draw:fill="none" draw:fill-color="#ffffff"/>
      <style:text-properties fo:language="ru" fo:country="RU"/>
    </style:style>
    <style:style style:name="P23" style:family="paragraph">
      <loext:graphic-properties draw:fill="none"/>
      <style:paragraph-properties fo:text-align="start" style:writing-mode="lr-tb"/>
      <style:text-properties style:font-name="Liberation Mono1" fo:font-size="18pt" fo:language="ru" fo:country="RU"/>
    </style:style>
    <style:style style:name="P24" style:family="paragraph">
      <style:paragraph-properties fo:margin-top="0cm" fo:margin-bottom="0.2cm">
        <style:tab-stops>
          <style:tab-stop style:position="9.993cm"/>
        </style:tab-stops>
      </style:paragraph-properties>
    </style:style>
    <style:style style:name="P25" style:family="paragraph">
      <style:paragraph-properties>
        <style:tab-stops>
          <style:tab-stop style:position="9.993cm"/>
        </style:tab-stops>
      </style:paragraph-properties>
    </style:style>
    <style:style style:name="P26" style:family="paragraph">
      <style:paragraph-properties fo:margin-top="0cm" fo:margin-bottom="0.5cm">
        <style:tab-stops>
          <style:tab-stop style:position="9.993cm"/>
        </style:tab-stops>
      </style:paragraph-properties>
    </style:style>
    <style:style style:name="P27" style:family="paragraph">
      <style:paragraph-properties fo:text-align="center" style:writing-mode="lr-tb"/>
      <style:text-properties fo:font-size="20pt" fo:language="ru" fo:country="RU" style:font-size-asian="20pt" style:font-size-complex="20pt"/>
    </style:style>
    <style:style style:name="P28" style:family="paragraph">
      <loext:graphic-properties draw:fill-color="#ffffff"/>
      <style:paragraph-properties fo:text-align="center" style:writing-mode="lr-tb"/>
      <style:text-properties fo:font-size="20pt" fo:language="ru" fo:country="RU" style:font-size-asian="20pt" style:font-size-complex="20pt"/>
    </style:style>
    <style:style style:name="P29" style:family="paragraph">
      <style:paragraph-properties fo:text-align="center"/>
    </style:style>
    <style:style style:name="P30" style:family="paragraph">
      <style:paragraph-properties fo:text-align="center" style:writing-mode="lr-tb"/>
      <style:text-properties fo:language="ru" fo:country="RU"/>
    </style:style>
    <style:style style:name="P31" style:family="paragraph">
      <style:paragraph-properties fo:text-align="center" style:writing-mode="lr-tb"/>
      <style:text-properties style:font-name="Liberation Serif1" fo:language="ru" fo:country="RU"/>
    </style:style>
    <style:style style:name="P32" style:family="paragraph">
      <loext:graphic-properties draw:fill="none" draw:fill-color="#ffffff"/>
      <style:paragraph-properties style:writing-mode="lr-tb"/>
      <style:text-properties style:font-name="Liberation Serif1" fo:font-size="18pt" fo:language="ru" fo:country="RU"/>
    </style:style>
    <style:style style:name="P33" style:family="paragraph">
      <style:paragraph-properties fo:margin-left="2cm" fo:margin-right="0cm" fo:text-align="center" fo:text-indent="0cm"/>
    </style:style>
    <style:style style:name="P34" style:family="paragraph">
      <loext:graphic-properties draw:fill-color="#ffffcc"/>
      <style:paragraph-properties fo:margin-left="2cm" fo:margin-right="0cm" fo:text-align="center" fo:text-indent="0cm" style:writing-mode="lr-tb"/>
      <style:text-properties fo:font-size="12pt" fo:language="ru" fo:country="RU" style:font-size-asian="12pt" style:font-size-complex="12pt"/>
    </style:style>
    <style:style style:name="P35" style:family="paragraph">
      <style:paragraph-properties fo:text-align="center" style:writing-mode="lr-tb"/>
      <style:text-properties fo:font-size="20pt" fo:language="ru" fo:country="RU" fo:font-weight="normal" style:font-size-asian="20pt" style:font-weight-asian="normal" style:font-size-complex="20pt" style:font-weight-complex="normal"/>
    </style:style>
    <style:style style:name="P36" style:family="paragraph">
      <loext:graphic-properties draw:fill="gradient" draw:fill-color="#cfe7f5" draw:fill-gradient-name="Gradient_20_2"/>
      <style:paragraph-properties fo:text-align="center" style:writing-mode="lr-tb"/>
      <style:text-properties fo:font-size="20pt" fo:language="ru" fo:country="RU" fo:font-weight="normal" style:font-size-asian="20pt" style:font-weight-asian="normal" style:font-size-complex="20pt" style:font-weight-complex="normal"/>
    </style:style>
    <style:style style:name="P37" style:family="paragraph">
      <style:paragraph-properties fo:margin-top="0cm" fo:margin-bottom="0.4cm" style:writing-mode="lr-tb"/>
      <style:text-properties fo:font-size="26pt" fo:language="ru" fo:country="RU" style:font-size-asian="26pt" style:font-size-complex="26pt"/>
    </style:style>
    <style:style style:name="P38" style:family="paragraph">
      <style:paragraph-properties fo:text-align="center" style:writing-mode="lr-tb"/>
      <style:text-properties fo:font-size="22pt" fo:language="ru" fo:country="RU" fo:font-style="normal" fo:font-weight="normal" style:font-size-asian="22pt" style:font-style-asian="normal" style:font-weight-asian="normal" style:font-size-complex="22pt" style:font-style-complex="normal" style:font-weight-complex="normal"/>
    </style:style>
    <style:style style:name="P39" style:family="paragraph">
      <loext:graphic-properties draw:fill-color="#ffffff"/>
      <style:paragraph-properties fo:text-align="center" style:writing-mode="lr-tb"/>
      <style:text-properties fo:font-size="22pt" fo:language="ru" fo:country="RU" fo:font-style="normal" fo:font-weight="normal" style:font-size-asian="22pt" style:font-style-asian="normal" style:font-weight-asian="normal" style:font-size-complex="22pt" style:font-style-complex="normal" style:font-weight-complex="normal"/>
    </style:style>
    <style:style style:name="P40" style:family="paragraph">
      <style:paragraph-properties fo:text-align="center" style:writing-mode="lr-tb"/>
      <style:text-properties fo:font-size="20pt" fo:language="ru" fo:country="RU" fo:font-style="normal" fo:font-weight="normal" style:font-size-asian="20pt" style:font-style-asian="normal" style:font-weight-asian="normal" style:font-size-complex="20pt" style:font-style-complex="normal" style:font-weight-complex="normal"/>
    </style:style>
    <style:style style:name="P41" style:family="paragraph">
      <loext:graphic-properties draw:fill-color="#ffffff"/>
      <style:paragraph-properties fo:text-align="center" style:writing-mode="lr-tb"/>
      <style:text-properties fo:font-size="20pt" fo:language="ru" fo:country="RU" fo:font-style="normal" fo:font-weight="normal" style:font-size-asian="20pt" style:font-style-asian="normal" style:font-weight-asian="normal" style:font-size-complex="20pt" style:font-style-complex="normal" style:font-weight-complex="normal"/>
    </style:style>
    <style:style style:name="P42" style:family="paragraph">
      <style:paragraph-properties fo:text-align="center"/>
      <style:text-properties fo:language="ru" fo:country="RU"/>
    </style:style>
    <style:style style:name="P43" style:family="paragraph">
      <loext:graphic-properties draw:fill="none" draw:fill-color="#ffffff"/>
      <style:paragraph-properties style:writing-mode="lr-tb"/>
      <style:text-properties style:font-name="Liberation Serif1" fo:font-size="18pt" fo:language="ru" fo:country="RU" style:font-size-asian="18pt" style:font-size-complex="18pt"/>
    </style:style>
    <style:style style:name="P44" style:family="paragraph">
      <loext:graphic-properties draw:fill-color="#dddddd"/>
      <style:paragraph-properties fo:text-align="center" style:writing-mode="lr-tb"/>
      <style:text-properties fo:font-size="20pt" fo:language="ru" fo:country="RU" fo:font-style="normal" fo:font-weight="normal" style:font-size-asian="20pt" style:font-style-asian="normal" style:font-weight-asian="normal" style:font-size-complex="20pt" style:font-style-complex="normal" style:font-weight-complex="normal"/>
    </style:style>
    <style:style style:name="P45" style:family="paragraph">
      <loext:graphic-properties draw:fill-color="#ffffff"/>
      <style:paragraph-properties fo:margin-left="0cm" fo:margin-right="0cm" fo:margin-top="0cm" fo:margin-bottom="0.2cm" fo:text-indent="-0.6cm" style:writing-mode="lr-tb"/>
      <style:text-properties style:font-name="Liberation Sans6" fo:font-size="14pt" fo:language="ru" fo:country="RU" style:font-size-asian="14pt" style:font-size-complex="14pt"/>
    </style:style>
    <style:style style:name="P46" style:family="paragraph">
      <style:paragraph-properties style:writing-mode="lr-tb"/>
      <style:text-properties fo:color="#000000" loext:opacity="100%"/>
    </style:style>
    <style:style style:name="P47" style:family="paragraph">
      <style:paragraph-properties fo:margin-top="0cm" fo:margin-bottom="0.4cm">
        <style:tab-stops>
          <style:tab-stop style:position="8.486cm"/>
        </style:tab-stops>
      </style:paragraph-properties>
    </style:style>
    <style:style style:name="P48" style:family="paragraph">
      <style:paragraph-properties fo:margin-top="0cm" fo:margin-bottom="0.5cm">
        <style:tab-stops>
          <style:tab-stop style:position="8.486cm"/>
        </style:tab-stops>
      </style:paragraph-properties>
    </style:style>
    <style:style style:name="P49" style:family="paragraph">
      <style:paragraph-properties>
        <style:tab-stops>
          <style:tab-stop style:position="8.486cm"/>
        </style:tab-stops>
      </style:paragraph-properties>
    </style:style>
    <style:style style:name="P50" style:family="paragraph">
      <style:paragraph-properties>
        <style:tab-stops>
          <style:tab-stop style:position="5.9cm"/>
          <style:tab-stop style:position="6.006cm"/>
        </style:tab-stops>
      </style:paragraph-properties>
    </style:style>
    <style:style style:name="P51" style:family="paragraph">
      <style:paragraph-properties fo:margin-top="0cm" fo:margin-bottom="0.5cm"/>
    </style:style>
    <style:style style:name="P52" style:family="paragraph">
      <style:paragraph-properties fo:margin-top="0cm" fo:margin-bottom="0.2cm">
        <style:tab-stops>
          <style:tab-stop style:position="7.989cm"/>
        </style:tab-stops>
      </style:paragraph-properties>
    </style:style>
    <style:style style:name="P53" style:family="paragraph">
      <style:paragraph-properties fo:margin-top="0cm" fo:margin-bottom="0.5cm" style:writing-mode="lr-tb"/>
      <style:text-properties fo:language="ru" fo:country="RU"/>
    </style:style>
    <style:style style:name="P54" style:family="paragraph">
      <style:paragraph-properties fo:text-align="center" style:writing-mode="lr-tb"/>
      <style:text-properties fo:font-size="12pt" fo:language="ru" fo:country="RU" style:font-size-asian="12pt" style:font-size-complex="12pt"/>
    </style:style>
    <style:style style:name="P55" style:family="paragraph">
      <loext:graphic-properties draw:fill-color="#ffffcc"/>
      <style:paragraph-properties fo:text-align="center" style:writing-mode="lr-tb"/>
      <style:text-properties fo:font-size="12pt" fo:language="ru" fo:country="RU" style:font-size-asian="12pt" style:font-size-complex="12pt"/>
    </style:style>
    <style:style style:name="P56" style:family="paragraph">
      <loext:graphic-properties draw:fill-color="#dddddd" draw:opacity="50%"/>
      <style:paragraph-properties fo:text-align="center" style:writing-mode="lr-tb"/>
      <style:text-properties fo:font-size="20pt" fo:language="ru" fo:country="RU" style:font-size-asian="20pt" style:font-size-complex="20pt"/>
    </style:style>
    <style:style style:name="P57" style:family="paragraph">
      <loext:graphic-properties draw:fill-color="#dddddd" draw:opacity="50%"/>
      <style:paragraph-properties fo:text-align="center" style:writing-mode="lr-tb"/>
      <style:text-properties fo:language="ru" fo:country="RU"/>
    </style:style>
    <style:style style:name="P58" style:family="paragraph">
      <loext:graphic-properties draw:fill-color="#ffffff"/>
      <style:paragraph-properties fo:text-align="center"/>
      <style:text-properties fo:language="ru" fo:country="RU"/>
    </style:style>
    <style:style style:name="P59" style:family="paragraph">
      <loext:graphic-properties draw:fill="gradient" draw:fill-color="#ffffff" draw:fill-gradient-name="Gradient_20_2" draw:opacity="50%"/>
      <style:paragraph-properties fo:text-align="center" style:writing-mode="lr-tb"/>
      <style:text-properties fo:language="ru" fo:country="RU"/>
    </style:style>
    <style:style style:name="P60" style:family="paragraph">
      <loext:graphic-properties draw:fill-color="#ffffff"/>
      <style:paragraph-properties fo:text-align="center" style:writing-mode="lr-tb"/>
      <style:text-properties fo:language="ru" fo:country="RU"/>
    </style:style>
    <style:style style:name="P61" style:family="paragraph">
      <loext:graphic-properties draw:fill="none" draw:fill-color="#ffffff"/>
      <style:paragraph-properties style:writing-mode="lr-tb"/>
      <style:text-properties style:font-name="Liberation Serif1" fo:language="ru" fo:country="RU"/>
    </style:style>
    <style:style style:name="P62" style:family="paragraph">
      <loext:graphic-properties draw:fill="gradient" draw:fill-color="#dddddd" draw:fill-gradient-name="Gradient_20_2" draw:opacity="50%"/>
      <style:paragraph-properties fo:text-align="center" style:writing-mode="lr-tb"/>
      <style:text-properties fo:font-size="20pt" fo:language="ru" fo:country="RU" style:font-size-asian="20pt" style:font-size-complex="20pt"/>
    </style:style>
    <style:style style:name="P63" style:family="paragraph">
      <loext:graphic-properties draw:fill-color="#ffffff"/>
      <style:paragraph-properties fo:margin-left="0cm" fo:margin-right="0cm" fo:margin-top="0cm" fo:margin-bottom="0.2cm" fo:text-indent="-0.6cm" style:writing-mode="lr-tb"/>
      <style:text-properties fo:language="ru" fo:country="RU"/>
    </style:style>
    <style:style style:name="P64" style:family="paragraph">
      <style:paragraph-properties fo:text-align="center" style:writing-mode="lr-tb"/>
      <style:text-properties fo:font-size="18pt" fo:language="ru" fo:country="RU" style:font-size-asian="18pt" style:font-size-complex="18pt"/>
    </style:style>
    <style:style style:name="P65" style:family="paragraph">
      <loext:graphic-properties draw:fill-color="#dddddd" draw:opacity="50%"/>
      <style:paragraph-properties fo:text-align="center" style:writing-mode="lr-tb"/>
      <style:text-properties fo:font-size="18pt" fo:language="ru" fo:country="RU" style:font-size-asian="18pt" style:font-size-complex="18pt"/>
    </style:style>
    <style:style style:name="P66" style:family="paragraph">
      <loext:graphic-properties draw:fill-color="#cfe7f5" draw:opacity="50%"/>
      <style:paragraph-properties fo:text-align="center" style:writing-mode="lr-tb"/>
      <style:text-properties fo:font-size="18pt" fo:language="ru" fo:country="RU" style:font-size-asian="18pt" style:font-size-complex="18pt"/>
    </style:style>
    <style:style style:name="P67" style:family="paragraph">
      <loext:graphic-properties draw:fill="gradient" draw:fill-color="#dddddd" draw:fill-gradient-name="Gradient_20_2" draw:opacity="50%"/>
      <style:paragraph-properties fo:text-align="center" style:writing-mode="lr-tb"/>
      <style:text-properties fo:font-size="18pt" fo:language="ru" fo:country="RU" style:font-size-asian="18pt" style:font-size-complex="18pt"/>
    </style:style>
    <style:style style:name="P68" style:family="paragraph">
      <style:paragraph-properties fo:text-align="center" style:writing-mode="lr-tb"/>
      <style:text-properties fo:font-size="18pt" fo:language="ru" fo:country="RU"/>
    </style:style>
    <style:style style:name="P69" style:family="paragraph">
      <loext:graphic-properties draw:fill-color="#dddddd" draw:opacity="50%"/>
      <style:paragraph-properties fo:text-align="center" style:writing-mode="lr-tb"/>
      <style:text-properties fo:font-size="18pt" fo:language="ru" fo:country="RU"/>
    </style:style>
    <style:style style:name="P70" style:family="paragraph">
      <loext:graphic-properties draw:fill-color="#ffffff" draw:opacity="100%"/>
      <style:paragraph-properties fo:text-align="center" style:writing-mode="lr-tb"/>
      <style:text-properties fo:font-size="18pt" fo:language="ru" fo:country="RU"/>
    </style:style>
    <style:style style:name="P71" style:family="paragraph">
      <style:paragraph-properties fo:text-align="center"/>
      <style:text-properties style:font-name="Liberation Serif1" fo:language="ru" fo:country="RU"/>
    </style:style>
    <style:style style:name="P72" style:family="paragraph">
      <loext:graphic-properties draw:fill="none"/>
      <style:paragraph-properties fo:text-align="center"/>
      <style:text-properties fo:language="ru" fo:country="RU"/>
    </style:style>
    <style:style style:name="P73" style:family="paragraph">
      <loext:graphic-properties draw:fill="none" draw:fill-color="#ffffff"/>
      <style:paragraph-properties style:writing-mode="lr-tb"/>
      <style:text-properties style:font-name="Liberation Serif" fo:language="ru" fo:country="RU"/>
    </style:style>
    <style:style style:name="P74" style:family="paragraph">
      <loext:graphic-properties draw:fill-color="#ffffff"/>
      <style:paragraph-properties fo:margin-left="0cm" fo:margin-right="0cm" fo:margin-top="0cm" fo:margin-bottom="0.2cm" fo:text-indent="-0.6cm" style:writing-mode="lr-tb"/>
      <style:text-properties fo:font-size="20pt" fo:language="ru" fo:country="RU"/>
    </style:style>
    <style:style style:name="P75" style:family="paragraph">
      <style:paragraph-properties fo:margin-top="0cm" fo:margin-bottom="0.2cm"/>
    </style:style>
    <style:style style:name="P76" style:family="paragraph">
      <loext:graphic-properties draw:fill-color="#ffffff"/>
      <style:paragraph-properties style:writing-mode="lr-tb"/>
      <style:text-properties fo:language="ru" fo:country="RU"/>
    </style:style>
    <style:style style:name="P77" style:family="paragraph">
      <style:paragraph-properties style:writing-mode="lr-tb"/>
      <style:text-properties fo:color="#000000" loext:opacity="100%" fo:language="ru" fo:country="RU"/>
    </style:style>
    <style:style style:name="P78" style:family="paragraph">
      <style:paragraph-properties fo:margin-left="0cm" fo:margin-right="0cm" fo:text-indent="0cm" style:writing-mode="lr-tb"/>
    </style:style>
    <style:style style:name="P79" style:family="paragraph">
      <loext:graphic-properties draw:fill-color="#ffffff"/>
      <style:paragraph-properties fo:margin-left="0cm" fo:margin-right="0cm" fo:text-indent="0cm" style:writing-mode="lr-tb"/>
      <style:text-properties fo:font-size="14pt" fo:language="ru" fo:country="RU" style:text-underline-style="none" style:font-size-asian="14pt" style:font-size-complex="14pt"/>
    </style:style>
    <style:style style:name="T1" style:family="text">
      <style:text-properties fo:color="#ffffff" loext:opacity="100%" style:font-name="Liberation Sans1" fo:font-size="32pt" fo:language="ru" fo:country="RU" style:font-size-asian="32pt" style:font-size-complex="32pt"/>
    </style:style>
    <style:style style:name="T2" style:family="text">
      <style:text-properties fo:color="#ffffff" loext:opacity="100%" style:font-name="Liberation Sans1" fo:language="ru" fo:country="RU"/>
    </style:style>
    <style:style style:name="T3" style:family="text">
      <style:text-properties fo:color="#ffffff" loext:opacity="100%" fo:font-size="36pt" fo:language="ru" fo:country="RU"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2" fo:font-size="14pt" fo:language="ru" fo:country="RU" style:font-name-asian="Liberation Sans2" style:font-size-asian="14pt" style:font-name-complex="Liberation Sans2"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language="be" fo:country="BY"/>
    </style:style>
    <style:style style:name="T11" style:family="text">
      <style:text-properties style:font-name="Liberation Mono1" fo:font-size="22pt" fo:language="ru" fo:country="RU" style:font-size-asian="22pt" style:font-size-complex="22pt"/>
    </style:style>
    <style:style style:name="T12" style:family="text">
      <style:text-properties style:font-name="Liberation Mono1" fo:font-size="22pt" fo:language="ru" fo:country="RU" fo:font-style="italic" style:font-size-asian="22pt" style:font-style-asian="italic" style:font-size-complex="22pt" style:font-style-complex="italic"/>
    </style:style>
    <style:style style:name="T13" style:family="text">
      <style:text-properties style:font-name="Liberation Mono1" fo:font-size="18pt" fo:language="ru" fo:country="RU" style:font-size-asian="18pt" style:font-size-complex="18pt"/>
    </style:style>
    <style:style style:name="T14" style:family="text">
      <style:text-properties style:font-name="Liberation Serif" fo:font-size="22pt" fo:language="ru" fo:country="RU" style:font-size-asian="22pt" style:font-size-complex="22pt"/>
    </style:style>
    <style:style style:name="T15" style:family="text">
      <style:text-properties fo:font-size="22pt" fo:language="ru" fo:country="RU" style:font-size-asian="22pt" style:font-size-complex="22pt"/>
    </style:style>
    <style:style style:name="T16" style:family="text">
      <style:text-properties fo:color="#000000" loext:opacity="100%" fo:font-size="14pt" fo:language="ru" fo:country="RU" style:text-underline-style="solid" style:text-underline-width="auto" style:text-underline-color="font-color" style:font-size-asian="14pt" style:font-size-complex="14pt"/>
    </style:style>
    <style:style style:name="T17" style:family="text">
      <style:text-properties style:font-name="Liberation Serif1" fo:font-size="28pt" fo:language="ru" fo:country="RU" style:font-size-asian="28pt" style:font-size-complex="28pt"/>
    </style:style>
    <style:style style:name="T18" style:family="text">
      <style:text-properties fo:font-variant="normal" fo:text-transform="none" style:use-window-font-color="true" loext:opacity="0%" style:text-outline="false" style:text-line-through-style="none" style:text-line-through-type="none" style:font-name="Liberation Serif1"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0" style:family="text">
      <style:text-properties style:font-name="Liberation Mono1" fo:font-size="18pt" fo:language="ru" fo:country="RU"/>
    </style:style>
    <style:style style:name="T21" style:family="text">
      <style:text-properties style:font-name="Liberation Mono1" fo:font-size="18pt" fo:language="ru" fo:country="RU" fo:font-style="normal" style:font-size-asian="18pt" style:font-style-asian="normal" style:font-size-complex="18pt" style:font-style-complex="normal"/>
    </style:style>
    <style:style style:name="T22" style:family="text">
      <style:text-properties style:font-name="Liberation Mono1" fo:font-size="18pt" fo:language="ru" fo:country="RU" fo:font-style="italic" style:font-size-asian="18pt" style:font-style-asian="italic" style:font-size-complex="18pt" style:font-style-complex="italic"/>
    </style:style>
    <style:style style:name="T23" style:family="text">
      <style:text-properties fo:color="#000000" loext:opacity="100%" style:font-name="Liberation Mono1" fo:font-size="18pt" fo:language="ru" fo:country="RU" fo:font-style="italic" style:font-size-asian="18pt" style:font-style-asian="italic" style:font-size-complex="18pt" style:font-style-complex="italic"/>
    </style:style>
    <style:style style:name="T24" style:family="text">
      <style:text-properties fo:color="#0066cc" loext:opacity="100%" style:font-name="Liberation Mono1" fo:font-size="18pt" fo:language="ru" fo:country="RU" fo:font-style="normal" style:font-size-asian="18pt" style:font-style-asian="normal" style:font-size-complex="18pt" style:font-style-complex="normal"/>
    </style:style>
    <style:style style:name="T25" style:family="text">
      <style:text-properties fo:color="#000000" loext:opacity="100%" style:font-name="Liberation Mono1" fo:font-size="18pt" fo:language="ru" fo:country="RU" style:font-size-asian="18pt" style:font-size-complex="18pt"/>
    </style:style>
    <style:style style:name="T26" style:family="text">
      <style:text-properties style:font-name="Liberation Serif1" fo:font-size="22pt" fo:language="ru" fo:country="RU" style:font-size-asian="22pt" style:font-size-complex="22pt"/>
    </style:style>
    <style:style style:name="T27" style:family="text">
      <style:text-properties fo:color="#0066cc" loext:opacity="100%" style:font-name="Liberation Mono1" fo:font-size="18pt" fo:language="ru" fo:country="RU" style:font-size-asian="18pt" style:font-size-complex="18pt"/>
    </style:style>
    <style:style style:name="T28" style:family="text">
      <style:text-properties fo:font-size="20pt" fo:language="ru" fo:country="RU" style:font-size-asian="20pt" style:font-size-complex="20pt"/>
    </style:style>
    <style:style style:name="T29" style:family="text">
      <style:text-properties style:font-name="Liberation Serif1" fo:language="ru" fo:country="RU"/>
    </style:style>
    <style:style style:name="T30" style:family="text">
      <style:text-properties style:font-name="Liberation Serif1" fo:font-size="18pt" fo:language="ru" fo:country="RU"/>
    </style:style>
    <style:style style:name="T31" style:family="text">
      <style:text-properties fo:font-size="12pt" fo:language="ru" fo:country="RU" style:font-size-asian="12pt" style:font-size-complex="12pt"/>
    </style:style>
    <style:style style:name="T32" style:family="text">
      <style:text-properties fo:font-size="14pt" fo:language="ru" fo:country="RU" fo:font-style="normal" style:font-size-asian="14pt" style:font-style-asian="normal" style:font-size-complex="14pt" style:font-style-complex="normal"/>
    </style:style>
    <style:style style:name="T33" style:family="text">
      <style:text-properties fo:font-size="20pt" fo:language="ru" fo:country="RU" fo:font-weight="normal" style:font-size-asian="20pt" style:font-weight-asian="normal" style:font-size-complex="20pt" style:font-weight-complex="normal"/>
    </style:style>
    <style:style style:name="T34" style:family="text">
      <style:text-properties style:font-name="Liberation Serif1" fo:font-size="26pt" fo:language="ru" fo:country="RU" style:font-size-asian="26pt" style:font-size-complex="26pt"/>
    </style:style>
    <style:style style:name="T35" style:family="text">
      <style:text-properties style:font-name="Liberation Serif1" fo:font-size="24pt" fo:language="ru" fo:country="RU" style:font-size-asian="24pt" style:font-size-complex="24pt"/>
    </style:style>
    <style:style style:name="T36" style:family="text">
      <style:text-properties style:font-name="Liberation Serif1" fo:font-size="24pt" fo:language="ru" fo:country="RU" fo:font-style="italic" style:font-size-asian="24pt" style:font-style-asian="italic" style:font-size-complex="24pt" style:font-style-complex="italic"/>
    </style:style>
    <style:style style:name="T37" style:family="text">
      <style:text-properties style:font-name="Liberation Serif1" fo:font-size="26pt" fo:language="ru" fo:country="RU" fo:font-style="italic" style:font-size-asian="26pt" style:font-style-asian="italic" style:font-size-complex="26pt" style:font-style-complex="italic"/>
    </style:style>
    <style:style style:name="T38" style:family="text">
      <style:text-properties fo:font-size="20pt" fo:language="ru" fo:country="RU" fo:font-style="normal" fo:font-weight="normal" style:font-size-asian="20pt" style:font-style-asian="normal" style:font-weight-asian="normal" style:font-size-complex="20pt" style:font-style-complex="normal" style:font-weight-complex="normal"/>
    </style:style>
    <style:style style:name="T39" style:family="text">
      <style:text-properties style:font-name="Liberation Serif1" fo:font-size="18pt" fo:language="ru" fo:country="RU" style:font-size-asian="18pt" style:font-size-complex="18pt"/>
    </style:style>
    <style:style style:name="T40" style:family="text">
      <style:text-properties style:font-name="Liberation Serif1" fo:font-size="36pt" fo:language="ru" fo:country="RU" style:font-size-asian="36pt" style:font-size-complex="36pt"/>
    </style:style>
    <style:style style:name="T41" style:family="text">
      <style:text-properties style:font-name="Liberation Sans6" fo:font-size="14pt" fo:language="ru" fo:country="RU" style:font-size-asian="14pt" style:font-size-complex="14pt"/>
    </style:style>
    <style:style style:name="T42" style:family="text">
      <style:text-properties fo:color="#000000" loext:opacity="100%" fo:language="be" fo:country="BY"/>
    </style:style>
    <style:style style:name="T43" style:family="text">
      <style:text-properties fo:color="#000000" loext:opacity="100%" style:font-name="Liberation Serif1" fo:font-size="22pt" fo:language="ru" fo:country="RU" style:font-size-asian="22pt" style:font-size-complex="22pt"/>
    </style:style>
    <style:style style:name="T44" style:family="text">
      <style:text-properties fo:color="#000000" loext:opacity="100%" style:font-name="Liberation Serif" fo:font-size="28pt" fo:language="ru" fo:country="RU" style:font-size-asian="28pt" style:font-size-complex="28pt"/>
    </style:style>
    <style:style style:name="T45" style:family="text">
      <style:text-properties fo:color="#000000" loext:opacity="100%" style:font-name="Liberation Serif" fo:font-size="22pt" fo:language="ru" fo:country="RU" style:font-size-asian="22pt" style:font-size-complex="22pt"/>
    </style:style>
    <style:style style:name="T46" style:family="text">
      <style:text-properties fo:font-size="14pt" fo:language="ru" fo:country="RU" fo:font-style="italic" style:font-size-asian="14pt" style:font-style-asian="italic" style:font-size-complex="14pt" style:font-style-complex="italic"/>
    </style:style>
    <style:style style:name="T47" style:family="text">
      <style:text-properties fo:font-size="18pt" fo:language="ru" fo:country="RU" style:font-size-asian="18pt" style:font-size-complex="18pt"/>
    </style:style>
    <style:style style:name="T48" style:family="text">
      <style:text-properties fo:font-size="18pt" fo:language="ru" fo:country="RU"/>
    </style:style>
    <style:style style:name="T49" style:family="text">
      <style:text-properties style:font-name="Liberation Serif" fo:language="ru" fo:country="RU"/>
    </style:style>
    <style:style style:name="T50" style:family="text">
      <style:text-properties fo:language="ru" fo:country="RU" fo:background-color="transparent"/>
    </style:style>
    <style:style style:name="T51" style:family="text">
      <style:text-properties fo:font-variant="normal" fo:text-transform="none" fo:color="#000000" loext:opacity="100%" style:text-outline="false" style:text-line-through-style="none" style:text-line-through-type="none" style:font-name="Liberation Serif1" fo:font-size="28pt" fo:language="ru" fo:country="RU" fo:font-style="normal" fo:text-shadow="none" style:text-underline-style="none" fo:font-weight="normal" style:letter-kerning="true" fo:background-color="transparent"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loext:opacity="100%" style:text-outline="false" style:text-line-through-style="none" style:text-line-through-type="none" style:font-name="Liberation Serif1" fo:font-size="22pt" fo:language="ru" fo:country="RU" fo:font-style="normal" fo:text-shadow="none" style:text-underline-style="none" fo:font-weight="normal" style:letter-kerning="true" fo:background-color="transparent"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53" style:family="text">
      <style:text-properties fo:color="#000000" loext:opacity="100%" fo:font-size="26pt" fo:language="ru" fo:country="RU" style:font-size-asian="26pt" style:font-size-complex="26pt"/>
    </style:style>
    <style:style style:name="T54" style:family="text">
      <style:text-properties fo:color="#000000" loext:opacity="100%" fo:font-size="24pt" fo:language="ru" fo:country="RU" style:font-size-asian="24pt" style:font-size-complex="24pt"/>
    </style:style>
    <style:style style:name="T55" style:family="text">
      <style:text-properties fo:font-variant="normal" fo:text-transform="none" style:use-window-font-color="true" loext:opacity="0%" style:text-outline="false" style:text-line-through-style="none" style:text-line-through-type="none" style:font-name="Liberation Serif1"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erif1" fo:font-size="6pt" fo:language="ru" fo:country="RU" fo:font-style="normal" fo:text-shadow="none" style:text-underline-style="none" fo:font-weight="normal" style:letter-kerning="true" style:font-name-asian="Droid Sans Fallback1" style:font-size-asian="6pt" style:font-style-asian="normal" style:font-weight-asian="normal" style:font-name-complex="FreeSans2" style:font-size-complex="6pt" style:font-style-complex="normal" style:font-weight-complex="normal" style:text-emphasize="none" style:font-relief="none" style:text-overline-style="none" style:text-overline-color="font-color"/>
    </style:style>
    <style:style style:name="T57" style:family="text">
      <style:text-properties fo:font-size="26pt" fo:language="ru" fo:country="RU" style:font-size-asian="26pt" style:font-size-complex="26pt"/>
    </style:style>
    <style:style style:name="T58" style:family="text">
      <style:text-properties fo:color="#000000" loext:opacity="100%" style:font-name="Liberation Sans" fo:font-size="14pt" fo:language="ru" fo:country="RU" style:text-underline-style="none" style:letter-kerning="true" style:font-name-asian="Droid Sans Fallback1" style:font-size-asian="14pt" style:font-name-complex="FreeSans2" style:font-size-complex="14pt"/>
    </style:style>
    <style:style style:name="T59" style:family="text">
      <style:text-properties fo:color="#000000" loext:opacity="100%" style:font-name="Liberation Sans" fo:font-size="14pt" fo:language="ru" fo:country="RU" style:text-underline-style="solid" style:text-underline-width="auto" style:text-underline-color="font-color" style:letter-kerning="true" style:font-name-asian="Droid Sans Fallback1" style:font-size-asian="14pt" style:font-name-complex="FreeSans2"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Управление доступом</text:span><text:span text:style-name="T2"><text:line-break/></text:span><text:span text:style-name="T2">Атрибуты</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8" draw:layer="layout" svg:width="25.6cm" svg:height="14.4cm" svg:x="1.2cm" svg:y="4.8cm" presentation:class="outline" presentation:user-transformed="true">
          <draw:text-box>
            <text:list text:style-name="L3">
              <text:list-item>
                <text:p><text:span text:style-name="T9">Параметры членства</text:span></text:p>
              </text:list-item>
              <text:list-item>
                <text:p><text:span text:style-name="T9">Предопределенные роли</text:span></text:p>
              </text:list-item>
              <text:list-item>
                <text:p><text:span text:style-name="T9">Выдача и отзыв привилегий и право передачи</text:span></text:p>
              </text:list-item>
              <text:list-item>
                <text:p><text:span text:style-name="T9">Привилегии по умолчанию</text:span></text:p>
              </text:list-item>
              <text:list-item>
                <text:p><text:span text:style-name="T9">Примеры управления доступом</text:span></text:p>
              </text:list-item>
              <text:list-item>
                <text:p><text:span text:style-name="T9"/></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3" draw:style-name="dp1" draw:master-page-name="master_5f_" presentation:presentation-page-layout-name="AL1T1">
        <office:forms form:automatic-focus="false" form:apply-design-mode="false"/>
        <draw:frame presentation:style-name="pr3" draw:text-style-name="P10" draw:layer="layout" svg:width="19.8cm" svg:height="1.741cm" svg:x="1.2cm" svg:y="0.737cm" presentation:class="title" presentation:user-transformed="true">
          <draw:text-box>
            <text:p><text:span text:style-name="T10">Атрибуты ролей</text:span></text:p>
          </draw:text-box>
        </draw:frame>
        <draw:frame presentation:style-name="pr4" draw:text-style-name="P15" draw:layer="layout" svg:width="25.6cm" svg:height="14.4cm" svg:x="1.2cm" svg:y="4.8cm" presentation:class="outline" presentation:user-transformed="true">
          <draw:text-box>
            <text:list text:style-name="L3">
              <text:list-item>
                <text:p text:style-name="P11"><text:span text:style-name="T9">Атрибуты определяют свойства роли</text:span></text:p>
              </text:list-item>
              <text:list-item>
                <text:p text:style-name="P11"><text:span text:style-name="T11">CREATE ROLE </text:span><text:span text:style-name="T12">роль</text:span><text:span text:style-name="T11"> [WITH] </text:span><text:span text:style-name="T12">атрибут</text:span><text:span text:style-name="T11"> [</text:span><text:span text:style-name="T12">атрибут</text:span><text:span text:style-name="T11"> ...]</text:span></text:p>
                <text:list>
                  <text:list-item>
                    <text:p text:style-name="P12"><text:span text:style-name="T13">LOGIN</text:span><text:span text:style-name="T13"><text:tab/></text:span><text:span text:style-name="T14">возможность подключения</text:span></text:p>
                  </text:list-item>
                  <text:list-item>
                    <text:p text:style-name="P12"><text:span text:style-name="T13">SUPERUSER</text:span><text:span text:style-name="T13"><text:tab/></text:span><text:span text:style-name="T15">суперпользователь</text:span></text:p>
                  </text:list-item>
                  <text:list-item>
                    <text:p text:style-name="P12"><text:span text:style-name="T13">CREATEDB</text:span><text:span text:style-name="T13"><text:tab/></text:span><text:span text:style-name="T15">возможность создавать базы данных</text:span></text:p>
                  </text:list-item>
                  <text:list-item>
                    <text:p text:style-name="P12"><text:span text:style-name="T13">CREATEROLE</text:span><text:span text:style-name="T13"><text:tab/></text:span><text:span text:style-name="T15">возможность создавать роли</text:span></text:p>
                  </text:list-item>
                  <text:list-item>
                    <text:p text:style-name="P12"><text:span text:style-name="T13">REPLICATION</text:span><text:span text:style-name="T13"><text:tab/></text:span><text:span text:style-name="T15">использование протокола репликации</text:span></text:p>
                  </text:list-item>
                  <text:list-item>
                    <text:p text:style-name="P13"><text:span text:style-name="T13">CONNECTION LIMIT</text:span><text:span text:style-name="T13"><text:tab/></text:span><text:span text:style-name="T15">ограничение числа одновременных соединений</text:span></text:p>
                  </text:list-item>
                  <text:list-item>
                    <text:p text:style-name="P14"><text:span text:style-name="T15">и другие</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5" draw:text-style-name="P18" draw:layer="layout" svg:width="16.799cm" svg:height="13.364cm" svg:x="2.1cm" svg:y="14.107cm" presentation:class="notes" presentation:user-transformed="true">
            <draw:text-box>
              <text:p text:style-name="P16"><text:span text:style-name="T6">Роль обладает некоторыми атрибутами, определяющими ее общие особенности и права (не связанные с правами доступа к объектам).</text:span></text:p>
              <text:p text:style-name="P16"><text:span text:style-name="T6">Обычно атрибуты имеют два варианта, например, CREATEDB (дает право на создание БД) и NOCREATEDB (не дает такого права). Как правило, по умолчанию выбирается ограничивающий вариант.</text:span></text:p>
              <text:p text:style-name="P16"><text:span text:style-name="T6">В таблице перечислены лишь некоторые из атрибутов. Атрибут BYPASSRLS рассматривается дальше в этом модуле.</text:span></text:p>
              <text:p text:style-name="P17"><text:span text:style-name="T16"><text:a xlink:href="https://postgrespro.ru/docs/postgresql/16/role-attributes" xlink:type="simple">https://postgrespro.ru/docs/postgresql/16/role-attributes</text:a></text:span></text:p>
              <text:p text:style-name="P16"><text:span text:style-name="T16"><text:a xlink:href="https://postgrespro.ru/docs/postgresql/16/sql-createrole" xlink:type="simple">https://postgrespro.ru/docs/postgresql/16/sql-createrole</text:a></text:span></text:p>
              <text:p text:style-name="P16"><text:span text:style-name="T6"/></text:p>
            </draw:text-box>
          </draw:frame>
        </presentation:notes>
      </draw:page>
      <draw:page draw:name="page4"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араметры членства</text:span></text:p>
          </draw:text-box>
        </draw:frame>
        <draw:frame presentation:style-name="pr4" draw:text-style-name="P21" draw:layer="layout" svg:width="25.6cm" svg:height="14.4cm" svg:x="1.2cm" svg:y="4.8cm" presentation:class="outline" presentation:user-transformed="true">
          <draw:text-box>
            <text:list text:style-name="L3">
              <text:list-item>
                <text:p text:style-name="P11"><text:span text:style-name="T17">Устанавливают возможности роли по отношению к конкретной групповой роли</text:span></text:p>
              </text:list-item>
              <text:list-item>
                <text:p text:style-name="P19"><text:span text:style-name="T15">SET</text:span></text:p>
                <text:list>
                  <text:list-item>
                    <text:p text:style-name="P19"><text:span text:style-name="T18">разрешает использовать команду SET ROLE для получения привилегии групповых ролей</text:span><text:span text:style-name="T15">, в которые она включена</text:span></text:p>
                  </text:list-item>
                </text:list>
              </text:list-item>
              <text:list-item>
                <text:p text:style-name="P19"><text:span text:style-name="T15">INHERIT</text:span></text:p>
                <text:list>
                  <text:list-item>
                    <text:p text:style-name="P19"><text:span text:style-name="T15">роль автоматически наследует привилегии групповых ролей, в которые она включена</text:span></text:p>
                  </text:list-item>
                </text:list>
              </text:list-item>
              <text:list-item>
                <text:p text:style-name="P20"><text:span text:style-name="T15">ADMIN</text:span></text:p>
                <text:list>
                  <text:list-item>
                    <text:p text:style-name="P20"><text:span text:style-name="T15">роль может управлять членством в групповой роли, в которую она входит</text:span></text:p>
                  </text:list-item>
                </text:list>
              </text:list-item>
            </text:list>
          </draw:text-box>
        </draw:frame>
        <draw:frame draw:style-name="gr3" draw:text-style-name="P22" draw:layer="layout" svg:width="0.502cm" svg:height="1.195cm" svg:x="-0.771cm" svg:y="13.716cm">
          <draw:text-box>
            <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9" draw:layer="layout" svg:width="16.799cm" svg:height="14.166cm" svg:x="2.1cm" svg:y="14.107cm" presentation:class="notes" presentation:user-transformed="true">
            <draw:text-box>
              <text:p text:style-name="P16"><text:span text:style-name="T19">Роль может получать привилегии для доступа к объекту не только непосредственно, но и посредством членства в групповых ролях. Для упрощения администрирования можно выдать групповой роли необходимый набор привилегий и затем выдавать пользователям весь этот набор целиком. </text:span><text:span text:style-name="T6">Это касается и псевдороли public, в которую неявно входят все роли.</text:span></text:p>
              <text:p text:style-name="P16"><text:span text:style-name="T6">Групповую роль можно рассматривать как особую привилегию, поэтому управление группами и выполняется теми же командами GRANT и REVOKE, что и управление привилегиями.</text:span></text:p>
              <text:p text:style-name="P16"><text:span text:style-name="T6">В предыдущих версиях роль с атрибутом INHERIT автоматически обладала привилегиями всех групп, в которые она входила, что небезопасно. Этот атрибут сохранился, но теперь существует параметр членства INHERIT, который устанавливает для конкретной групповой роли, будет ли автоматически наследовать ее привилегии роль, которая входит в эту группу.</text:span></text:p>
              <text:p text:style-name="P16"><text:span text:style-name="T6">Параметр членства SET позволяет роли выполнить команду SET ROLE и переключиться на эту групповую роль, получив доступ к ее привилегиям. Все действия, совершаемые ролью, будут совершаться от имени групповой роли (например, групповая роль будет владельцем созданных объектов).</text:span></text:p>
              <text:p text:style-name="P16"><text:span text:style-name="T19">Параметр ADMIN необходим для управления </text:span><text:span text:style-name="T6">членства в групповой роли.</text:span></text:p>
              <text:p text:style-name="P16"><text:span text:style-name="T16"><text:a xlink:href="https://postgrespro.ru/docs/postgresql/16/role-membership" xlink:type="simple">https://postgrespro.ru/docs/postgresql/16/role-membership</text:a></text:span></text:p>
            </draw:text-box>
          </draw:frame>
        </presentation:notes>
      </draw:page>
      <draw:page draw:name="page5"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Демонстрация</text:span></text:p>
          </draw:text-box>
        </draw:frame>
        <draw:frame presentation:style-name="pr4" draw:text-style-name="P8" draw:layer="layout" svg:width="25.6cm" svg:height="14.4cm" svg:x="1.2cm" svg:y="4.8cm" presentation:class="outline" presentation:placeholder="true" presentation:user-transformed="true">
          <draw:text-box/>
        </draw:frame>
        <draw:frame draw:style-name="gr4" draw:text-style-name="P23"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6" draw:style-name="dp1" draw:master-page-name="master_5f_" presentation:presentation-page-layout-name="AL1T1">
        <office:forms form:automatic-focus="false" form:apply-design-mode="false"/>
        <draw:frame presentation:style-name="pr3" draw:text-style-name="P8" draw:layer="layout" svg:width="20.898cm" svg:height="1.741cm" svg:x="1.2cm" svg:y="0.737cm" presentation:class="title" presentation:user-transformed="true">
          <draw:text-box>
            <text:p><text:span text:style-name="T9">Передача права</text:span></text:p>
          </draw:text-box>
        </draw:frame>
        <draw:frame presentation:style-name="pr4" draw:text-style-name="P21" draw:layer="layout" svg:width="25.6cm" svg:height="14.4cm" svg:x="1.2cm" svg:y="4.8cm" presentation:class="outline" presentation:user-transformed="true">
          <draw:text-box>
            <text:list text:style-name="L3">
              <text:list-item>
                <text:p text:style-name="P11"><text:span text:style-name="T9">Выдача привилегии с правом передачи</text:span></text:p>
                <text:list>
                  <text:list-item>
                    <text:p text:style-name="P24"><text:span text:style-name="T21">alice</text:span><text:span text:style-name="T22">=&gt;</text:span><text:span text:style-name="T13"> GRANT </text:span><text:span text:style-name="T22">привилегии</text:span><text:span text:style-name="T13"> ON </text:span><text:span text:style-name="T22">объект</text:span><text:span text:style-name="T13"> TO bob</text:span><text:span text:style-name="T23"> </text:span><text:span text:style-name="T24">WITH GRANT OPTION</text:span><text:span text:style-name="T25">;</text:span></text:p>
                  </text:list-item>
                  <text:list-item>
                    <text:p text:style-name="P25"><text:span text:style-name="T26"/></text:p>
                  </text:list-item>
                  <text:list-item>
                    <text:p text:style-name="P25"><text:span text:style-name="T26"/></text:p>
                  </text:list-item>
                  <text:list-item>
                    <text:p text:style-name="P25"><text:span text:style-name="T26"/></text:p>
                  </text:list-item>
                  <text:list-item>
                    <text:p text:style-name="P25"><text:span text:style-name="T26"/></text:p>
                  </text:list-item>
                </text:list>
              </text:list-item>
              <text:list-item>
                <text:p text:style-name="P11"><text:span text:style-name="T17">Отзыв привилегии</text:span></text:p>
                <text:list>
                  <text:list-item>
                    <text:p text:style-name="P26"><text:span text:style-name="T21">alice=&gt;</text:span><text:span text:style-name="T13"> REVOKE </text:span><text:span text:style-name="T22">привилегии</text:span><text:span text:style-name="T21"> ON </text:span><text:span text:style-name="T22">объект</text:span><text:span text:style-name="T13"> FROM bob</text:span><text:span text:style-name="T21"> </text:span><text:span text:style-name="T24">CASCADE</text:span><text:span text:style-name="T21">;</text:span></text:p>
                  </text:list-item>
                </text:list>
              </text:list-item>
              <text:list-item>
                <text:p text:style-name="P11"><text:span text:style-name="T17">Отзыв права передачи</text:span></text:p>
                <text:list>
                  <text:list-item>
                    <text:p text:style-name="P26"><text:span text:style-name="T21">alice=&gt;</text:span><text:span text:style-name="T13"> REVOKE </text:span><text:span text:style-name="T27">GRANT OPTION FOR</text:span><text:span text:style-name="T13"><text:line-break/></text:span><text:span text:style-name="T13"> <text:s text:c="7"/></text:span><text:span text:style-name="T22">привилегии</text:span><text:span text:style-name="T13"> </text:span><text:span text:style-name="T21">ON </text:span><text:span text:style-name="T22">объект</text:span><text:span text:style-name="T13"> FROM </text:span><text:span text:style-name="T21">bob </text:span><text:span text:style-name="T24">CASCADE</text:span><text:span text:style-name="T21">;</text:span></text:p>
                  </text:list-item>
                </text:list>
              </text:list-item>
            </text:list>
          </draw:text-box>
        </draw:frame>
        <draw:custom-shape draw:style-name="gr5" draw:text-style-name="P28" xml:id="id1" draw:id="id1" draw:layer="layout" svg:width="3.048cm" svg:height="1.27cm" svg:x="10.473cm" svg:y="8.831cm">
          <text:p text:style-name="P27"><text:span text:style-name="T28">b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8" xml:id="id2" draw:id="id2" draw:layer="layout" svg:width="3.048cm" svg:height="1.27cm" svg:x="19.374cm" svg:y="7.832cm">
          <text:p text:style-name="P27"><text:span text:style-name="T28">charl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0" draw:layer="layout" draw:type="line" svg:x1="13.521cm" svg:y1="9.466cm" svg:x2="19.374cm" svg:y2="8.467cm" draw:start-shape="id1" draw:end-shape="id2" draw:end-glue-point="3" svg:d="M13521 9466l5853-999" svg:viewBox="0 0 5854 1000">
          <text:p text:style-name="P29"><text:span text:style-name="T9"/></text:p>
          <text:p text:style-name="P29"><text:span text:style-name="T9"/></text:p>
        </draw:connector>
        <draw:custom-shape draw:style-name="gr5" draw:text-style-name="P28" xml:id="id3" draw:id="id3" draw:layer="layout" svg:width="3.048cm" svg:height="1.27cm" svg:x="2.673cm" svg:y="8.832cm">
          <text:p text:style-name="P27"><text:span text:style-name="T28">a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1" draw:layer="layout" svg:x1="5.721cm" svg:y1="9.467cm" svg:x2="10.473cm" svg:y2="9.466cm" draw:start-shape="id3" draw:end-shape="id1" draw:end-glue-point="3" svg:d="M5721 9467h2377v-1h2375" svg:viewBox="0 0 4753 2">
          <text:p text:style-name="P29"><text:span text:style-name="T29">привилегии</text:span></text:p>
          <text:p text:style-name="P29"><text:span text:style-name="T29"/></text:p>
        </draw:connector>
        <draw:custom-shape draw:style-name="gr5" draw:text-style-name="P28" xml:id="id4" draw:id="id4" draw:layer="layout" svg:width="3.048cm" svg:height="1.27cm" svg:x="19.375cm" svg:y="9.833cm">
          <text:p text:style-name="P27"><text:span text:style-name="T28">d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0" draw:layer="layout" draw:type="line" svg:x1="13.521cm" svg:y1="9.466cm" svg:x2="19.375cm" svg:y2="10.468cm" draw:start-shape="id1" draw:start-glue-point="1" draw:end-shape="id4" draw:end-glue-point="3" svg:d="M13521 9466l5854 1002" svg:viewBox="0 0 5855 1003">
          <text:p text:style-name="P29"><text:span text:style-name="T9"/></text:p>
          <text:p text:style-name="P29"><text:span text:style-name="T9"/></text:p>
        </draw:connector>
        <draw:frame draw:style-name="gr7" draw:text-style-name="P32" draw:layer="layout" svg:width="3.677cm" svg:height="0.958cm" draw:transform="rotate (0.17226399717184) translate (14.337cm 8.417cm)">
          <draw:text-box>
            <text:p><text:span text:style-name="T30">привилегии</text:span></text:p>
          </draw:text-box>
        </draw:frame>
        <draw:frame draw:style-name="gr7" draw:text-style-name="P32" draw:layer="layout" svg:width="3.677cm" svg:height="0.958cm" draw:transform="rotate (-0.172787595947439) translate (14.463cm 9.561cm)">
          <draw:text-box>
            <text:p><text:span text:style-name="T30">привилегии</text:span></text:p>
          </draw:text-box>
        </draw:frame>
        <draw:polygon draw:style-name="gr8" draw:text-style-name="P34" draw:layer="layout" svg:width="6.271cm" svg:height="3.08cm" svg:x="19.833cm" svg:y="14.499cm" svg:viewBox="0 0 6272 3081" draw:points="3200,660 3247,648 3269,642 3292,637 3299,635 3316,631 3370,619 3397,614 3400,613 3431,607 3471,599 3474,598 3502,593 3535,588 3575,581 3680,567 3685,567 3711,563 3817,553 3883,549 3892,548 3897,548 3924,546 3980,544 4000,543 4010,543 4032,542 4075,542 4107,541 4123,541 4139,541 4171,542 4215,542 4229,543 4247,543 4300,546 4322,547 4333,548 4354,549 4461,557 4512,563 4535,565 4559,568 4566,569 4580,571 4640,579 4668,584 4671,584 4677,585 4744,596 4846,616 4946,639 5044,665 5052,668 5073,673 5128,691 5140,694 5149,697 5168,703 5199,714 5233,725 5245,730 5261,735 5285,744 5324,759 5412,796 5496,836 5514,845 5520,848 5528,852 5577,877 5597,888 5600,890 5607,894 5654,921 5728,968 5737,974 5749,982 5773,1000 5797,1016 5809,1025 5817,1031 5831,1042 5862,1066 5874,1076 5881,1082 5898,1098 5923,1119 5938,1133 5940,1135 5943,1138 5980,1173 5993,1187 5995,1189 6004,1199 6031,1228 6036,1234 6046,1245 6068,1273 6078,1285 6083,1291 6091,1302 6107,1326 6120,1343 6124,1349 6132,1361 6168,1421 6179,1443 6190,1463 6195,1475 6198,1481 6209,1509 6216,1525 6218,1530 6223,1543 6229,1562 6238,1587 6241,1600 6243,1605 6247,1623 6254,1649 6255,1657 6258,1668 6265,1711 6265,1712 6265,1712 6268,1731 6270,1769 6271,1775 6271,1778 6272,1794 6271,1858 6264,1921 6258,1953 6256,1965 6254,1971 6252,1984 6241,2025 6240,2028 6240,2029 6235,2046 6222,2080 6219,2090 6217,2096 6212,2108 6203,2129 6193,2151 6185,2166 6184,2169 6182,2174 6162,2212 6153,2227 6151,2230 6140,2247 6125,2271 6119,2279 6113,2289 6105,2300 6084,2330 6070,2347 6070,2347 6023,2404 5996,2432 5986,2443 5978,2451 5970,2459 5936,2491 5930,2497 5929,2498 5913,2513 5851,2565 5811,2596 5805,2600 5803,2602 5785,2615 5715,2663 5674,2688 5663,2695 5650,2703 5641,2708 5623,2718 5587,2739 5575,2745 5563,2752 5533,2767 5506,2781 5485,2791 5481,2793 5473,2797 5422,2821 5406,2828 5397,2832 5359,2848 5335,2858 5327,2861 5308,2869 5289,2876 5245,2893 5152,2924 5056,2954 5035,2959 5027,2962 4997,2970 4958,2980 4942,2984 4929,2987 4902,2993 4858,3003 4833,3008 4828,3009 4726,3029 4690,3035 4653,3041 4548,3055 4540,3056 4516,3059 4444,3066 4442,3066 4441,3066 4410,3069 4345,3073 4335,3074 4330,3074 4303,3076 4249,3078 4228,3079 4218,3079 4196,3080 4153,3080 4121,3081 4105,3081 4088,3081 4056,3080 4013,3080 3999,3079 3981,3079 3928,3076 3906,3075 3895,3074 3874,3073 3832,3069 3799,3067 3769,3064 3767,3064 3765,3064 3693,3057 3670,3054 3661,3053 3637,3049 3588,3043 3561,3039 3557,3038 3550,3037 3484,3026 3456,3021 3453,3020 3446,3019 3382,3006 3282,2983 3184,2957 3177,2955 3155,2949 3059,2919 3028,2908 2994,2897 2979,2891 2967,2887 2877,2852 2839,2836 2816,2826 2800,2818 2790,2814 2707,2774 2672,2756 2651,2745 2642,2740 2627,2732 2592,2712 2574,2701 2565,2695 2551,2687 2517,2665 2500,2654 2493,2649 2479,2640 2455,2622 2431,2606 2422,2599 2411,2591 2347,2540 2308,2506 2305,2503 2303,2502 2287,2487 2256,2457 2248,2449 2245,2446 2232,2433 2202,2399 2197,2394 0,2567 1974,1973 1973,1967 1970,1954 1963,1911 1963,1910 1963,1910 1960,1891 1958,1855 1957,1847 1957,1843 1956,1827 1957,1764 1964,1701 1970,1669 1972,1657 1974,1651 1976,1638 1993,1575 2016,1513 2031,1480 2035,1471 2038,1465 2044,1452 2053,1436 2066,1410 2075,1396 2077,1392 2088,1375 2103,1351 2109,1343 2115,1333 2123,1322 2144,1292 2158,1275 2158,1275 2159,1274 2191,1235 2198,1227 2206,1218 2258,1163 2283,1140 2298,1125 2310,1115 2316,1109 2344,1085 2358,1073 2361,1071 2377,1057 2417,1026 2423,1022 2426,1020 2443,1007 2487,977 2491,974 2493,973 2513,959 2540,942 2564,927 2581,917 2588,913 1957,0">
          <text:p text:style-name="P33"><text:span text:style-name="T31"/></text:p>
          <text:p text:style-name="P33"><text:span text:style-name="T31">обязательно,</text:span></text:p>
          <text:p text:style-name="P33"><text:span text:style-name="T31">если привилегия</text:span></text:p>
          <text:p text:style-name="P33"><text:span text:style-name="T31">была передана</text:span></text:p>
          <text:p text:style-name="P33"><text:span text:style-name="T31">другим ролям</text:span></text:p>
        </draw:polygon>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4cm" svg:x="2.1cm" svg:y="14.107cm" presentation:class="notes" presentation:user-transformed="true">
            <draw:text-box>
              <text:p text:style-name="P16"><text:span text:style-name="T6">При выдаче роли полномочия можно передать ей право дальнейшей передачи (и отзыва) этого полномочия. Это выполняется командой GRANT … WITH GRANT OPTION. Если роль воспользуется этим правом, образуется иерархия ролей.</text:span></text:p>
              <text:p text:style-name="P16"><text:span text:style-name="T6">Отозвать привилегию можно с помощью команды REVOKE. Роль может отозвать привилегию только у той роли, которой она его выдала. Например, в ситуации, показанной на слайде, </text:span><text:span text:style-name="T32">alice</text:span><text:span text:style-name="T6"> не может отозвать привилегию непосредственно у </text:span><text:span text:style-name="T32">charlie</text:span><text:span text:style-name="T6"> или </text:span><text:span text:style-name="T32">dave</text:span><text:span text:style-name="T6">.</text:span></text:p>
              <text:p text:style-name="P16"><text:span text:style-name="T6">Однако при отзыве привилегии у </text:span><text:span text:style-name="T32">bob</text:span><text:span text:style-name="T6"> привилегия будет автоматически отозвана у всех ролей в иерархии. Для этого надо указать ключевое слово CASCADE (если иерархия непуста, то без <text:s/>CASCADE будет ошибка).</text:span></text:p>
              <text:p text:style-name="P16"><text:span text:style-name="T6">Право передачи можно отозвать, не отзывая у роли саму привилегию. Это выполняется с помощью команды REVOKE GRANT OPTION FOR. Слово CASCADE имеет здесь такое же значение, как и при отзыве привилегии.</text:span></text:p>
              <text:p text:style-name="P16"><text:span text:style-name="T6"/></text:p>
            </draw:text-box>
          </draw:frame>
        </presentation:notes>
      </draw:page>
      <draw:page draw:name="page7"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Вопрос</text:span></text:p>
          </draw:text-box>
        </draw:frame>
        <draw:custom-shape draw:style-name="gr9" draw:text-style-name="P36" xml:id="id7" draw:id="id7" draw:layer="layout" svg:width="25.638cm" svg:height="6.782cm" svg:x="1.286cm" svg:y="11.628cm">
          <text:p text:style-name="P35"><text:span text:style-name="T33">publ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37" draw:layer="layout" svg:width="25.6cm" svg:height="14.4cm" svg:x="1.2cm" svg:y="4.8cm" presentation:class="outline" presentation:user-transformed="true">
          <draw:text-box>
            <text:list text:style-name="L3">
              <text:list-item>
                <text:p text:style-name="P11"><text:span text:style-name="T34">Привилегии на таблицу T получены Бобом от Алисы.</text:span></text:p>
              </text:list-item>
              <text:list-item>
                <text:p text:style-name="P11"><text:span text:style-name="T34">Если Алиса выполнит</text:span><text:span text:style-name="T34"><text:line-break/></text:span><text:span text:style-name="T35">REVOKE ALL ON T</text:span><text:span text:style-name="T36"> </text:span><text:span text:style-name="T35">FROM bob CASCADE</text:span><text:span text:style-name="T37">,</text:span><text:span text:style-name="T37"><text:line-break/></text:span><text:span text:style-name="T34">какие привилегии останутся у Чарли и Дейва?</text:span></text:p>
              </text:list-item>
            </text:list>
          </draw:text-box>
        </draw:frame>
        <draw:frame draw:style-name="gr3" draw:text-style-name="P22" draw:layer="layout" svg:width="0.502cm" svg:height="1.195cm" svg:x="-0.771cm" svg:y="13.716cm">
          <draw:text-box>
            <text:p/>
          </draw:text-box>
        </draw:frame>
        <draw:custom-shape draw:style-name="gr5" draw:text-style-name="P39" xml:id="id5" draw:id="id5" draw:layer="layout" svg:width="3.048cm" svg:height="1.27cm" svg:x="2.194cm" svg:y="14.422cm">
          <text:p text:style-name="P38"><text:span text:style-name="T38">a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xml:id="id6" draw:id="id6" draw:layer="layout" svg:width="3.048cm" svg:height="1.097cm" svg:x="12.524cm" svg:y="14.517cm">
          <text:p text:style-name="P40"><text:span text:style-name="T38">b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0" draw:layer="layout" svg:x1="5.242cm" svg:y1="15.057cm" svg:x2="12.524cm" svg:y2="15.065cm" draw:start-shape="id5" draw:start-glue-point="1" draw:end-shape="id6" draw:end-glue-point="3" svg:d="M5242 15057h3642v8h3640" svg:viewBox="0 0 7283 9">
          <text:p text:style-name="P29"><text:span text:style-name="T29">select, update on T</text:span></text:p>
          <text:p text:style-name="P29"><text:span text:style-name="T9"/></text:p>
        </draw:connector>
        <draw:connector draw:style-name="gr11" draw:text-style-name="P42" draw:layer="layout" draw:line-skew="-0.337cm" svg:x1="3.718cm" svg:y1="14.422cm" svg:x2="14.105cm" svg:y2="11.628cm" draw:start-shape="id5" draw:start-glue-point="0" draw:end-shape="id7" draw:end-glue-point="0" svg:d="M3718 14422v-3632h10387v838" svg:viewBox="0 0 10388 3633">
          <text:p/>
        </draw:connector>
        <draw:frame draw:style-name="gr12" draw:text-style-name="P43" draw:layer="layout" svg:width="3.288cm" svg:height="0.954cm" svg:x="7.15cm" svg:y="9.928cm">
          <draw:text-box>
            <text:p><text:span text:style-name="T39">select on T</text:span></text:p>
          </draw:text-box>
        </draw:frame>
        <draw:custom-shape draw:style-name="gr13" draw:text-style-name="P44" xml:id="id8" draw:id="id8" draw:layer="layout" svg:width="4.318cm" svg:height="3.534cm" svg:x="21.698cm" svg:y="13.008cm">
          <text:p text:style-name="P40"><text:span text:style-name="T38">d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1" xml:id="id9" draw:id="id9" draw:layer="layout" svg:width="3.048cm" svg:height="1.097cm" svg:x="22.425cm" svg:y="14.517cm">
          <text:p text:style-name="P40"><text:span text:style-name="T38">charl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0" draw:layer="layout" draw:line-skew="0.736cm" svg:x1="14.048cm" svg:y1="15.614cm" svg:x2="23.857cm" svg:y2="16.542cm" draw:start-shape="id6" draw:start-glue-point="2" draw:end-shape="id8" draw:end-glue-point="2" svg:d="M14048 15614v2166h9809v-1238" svg:viewBox="0 0 9810 2167">
          <text:p text:style-name="P29"><text:span text:style-name="T40"><text:s/></text:span></text:p>
          <text:p text:style-name="P29"><text:span text:style-name="T29">select on T <text:s text:c="3"/></text:span></text:p>
        </draw:connector>
        <draw:connector draw:style-name="gr6" draw:text-style-name="P30" draw:layer="layout" svg:x1="15.572cm" svg:y1="15.065cm" svg:x2="22.425cm" svg:y2="15.065cm" draw:start-shape="id6" draw:start-glue-point="1" draw:end-shape="id9" draw:end-glue-point="3" svg:d="M15572 15065h6853" svg:viewBox="0 0 6854 1">
          <text:p text:style-name="P29"><text:span text:style-name="T29">update on T <text:s text:c="4"/></text:span></text:p>
          <text:p text:style-name="P29"><text:span text:style-name="T9"/></text:p>
        </draw:connector>
        <presentation:notes draw:style-name="dp2">
          <draw:page-thumbnail draw:style-name="gr2" draw:layer="layout" svg:width="14.848cm" svg:height="11.136cm" svg:x="3.075cm" svg:y="2.257cm" draw:page-number="7" presentation:class="page"/>
          <draw:frame presentation:style-name="pr7" draw:text-style-name="P45" draw:layer="layout" svg:width="16.799cm" svg:height="13.364cm" draw:transform="rotate (-3.14159265358979) translate (18.898cm 27.471cm)" presentation:class="notes" presentation:user-transformed="true">
            <draw:text-box>
              <text:p text:style-name="P16"><text:span text:style-name="T41">И у Чарли, и у Дейва останется только привилегия на чтение T, полученная от public. Все привилегии, выданные Бобом другим ролям, будут отозваны.</text:span></text:p>
            </draw:text-box>
          </draw:frame>
        </presentation:notes>
      </draw:page>
      <draw:page draw:name="page8"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Демонстрация</text:span></text:p>
          </draw:text-box>
        </draw:frame>
        <draw:frame presentation:style-name="pr4" draw:text-style-name="P8" draw:layer="layout" svg:width="25.6cm" svg:height="14.4cm" svg:x="1.2cm" svg:y="4.8cm" presentation:class="outline" presentation:placeholder="true" presentation:user-transformed="true">
          <draw:text-box/>
        </draw:frame>
        <draw:frame draw:style-name="gr4" draw:text-style-name="P23"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9" draw:style-name="dp1" draw:master-page-name="master" presentation:presentation-page-layout-name="AL1T1">
        <office:forms form:automatic-focus="false" form:apply-design-mode="false"/>
        <draw:frame presentation:style-name="pr8" draw:text-style-name="P46" draw:layer="layout" svg:width="19.8cm" svg:height="1.741cm" svg:x="1.2cm" svg:y="0.737cm" presentation:class="title" presentation:user-transformed="true">
          <draw:text-box>
            <text:p><text:span text:style-name="T42">Подпрограммы</text:span></text:p>
          </draw:text-box>
        </draw:frame>
        <draw:frame presentation:style-name="pr9" draw:text-style-name="P15" draw:layer="layout" svg:width="25.6cm" svg:height="14.4cm" svg:x="1.2cm" svg:y="4.8cm" presentation:class="outline" presentation:user-transformed="true">
          <draw:text-box>
            <text:list text:style-name="L3">
              <text:list-item>
                <text:p text:style-name="P47"><text:span text:style-name="T17">Единственная привилегия для функций и процедур</text:span></text:p>
                <text:list>
                  <text:list-item>
                    <text:p text:style-name="P48"><text:span text:style-name="T25">EXECUTE</text:span><text:span text:style-name="T25"><text:tab/></text:span><text:span text:style-name="T43">выполнение</text:span></text:p>
                  </text:list-item>
                </text:list>
              </text:list-item>
              <text:list-item>
                <text:p text:style-name="P47"><text:span text:style-name="T44">Характеристики безопасности</text:span></text:p>
                <text:list>
                  <text:list-item>
                    <text:p text:style-name="P49"><text:span text:style-name="T25">SECURITY INVOKER</text:span><text:span text:style-name="T45"><text:tab/></text:span><text:span text:style-name="T45">выполняется с правами вызывающего</text:span><text:span text:style-name="T45"><text:line-break/></text:span><text:span text:style-name="T45"><text:tab/></text:span><text:span text:style-name="T45">(по умолчанию)</text:span></text:p>
                  </text:list-item>
                  <text:list-item>
                    <text:p text:style-name="P49"><text:span text:style-name="T25">SECURITY DEFINER</text:span><text:span text:style-name="T45"><text:tab/></text:span><text:span text:style-name="T45">выполняется с правами владельца</text:span></text:p>
                  </text:list-item>
                  <text:list-item>
                    <text:p text:style-name="P50"><text:span text:style-name="T45"/></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10" draw:text-style-name="P18" draw:layer="layout" svg:width="16.799cm" svg:height="13.364cm" svg:x="2.1cm" svg:y="14.107cm" presentation:class="notes" presentation:user-transformed="true">
            <draw:text-box>
              <text:p text:style-name="P16"><text:span text:style-name="T6">Для функций и процедур есть единственная привилегия EXECUTE, разрешающая выполнение этой подпрограммы.</text:span></text:p>
              <text:p text:style-name="P16"><text:span text:style-name="T6">Тонкий момент связан с тем, от имени какого пользователя будет выполняться подпрограмма. Если подпрограмма объявлена как SECURITY INVOKER (по умолчанию), она выполняется с правами вызывающего пользователя. В этом случае операторы внутри подпрограммы смогут обращаться только к тем объектам, к которым</text:span><text:span text:style-name="T6"><text:line-break/></text:span><text:span text:style-name="T6">у вызывающего пользователя есть доступ.</text:span></text:p>
              <text:p text:style-name="P16"><text:span text:style-name="T6">Если же указать фразу SECURITY DEFINER, подпрограмма работает</text:span><text:span text:style-name="T6"><text:line-break/></text:span><text:span text:style-name="T6">с правами ее владельца. Это способ позволить другим пользователям выполнять определенные действия над объектами, к которым у них нет непосредственного доступа.</text:span></text:p>
              <text:p text:style-name="P16"><text:span text:style-name="T16"><text:a xlink:href="https://postgrespro.ru/docs/postgresql/16/sql-createfunction" xlink:type="simple">https://postgrespro.ru/docs/postgresql/16/sql-createfunction</text:a></text:span></text:p>
              <text:p text:style-name="P16"><text:span text:style-name="T16"><text:a xlink:href="https://postgrespro.ru/docs/postgresql/16/sql-createprocedure" xlink:type="simple">https://postgrespro.ru/docs/postgresql/16/sql-createprocedure</text:a></text:span></text:p>
              <text:p text:style-name="P16"><text:span text:style-name="T6"/></text:p>
              <text:p text:style-name="P16"><text:span text:style-name="T6"/></text:p>
              <text:p text:style-name="P16"><text:span text:style-name="T6"/></text:p>
            </draw:text-box>
          </draw:frame>
        </presentation:notes>
      </draw:page>
      <draw:page draw:name="page10"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Демонстрация</text:span></text:p>
          </draw:text-box>
        </draw:frame>
        <draw:frame presentation:style-name="pr4" draw:text-style-name="P8" draw:layer="layout" svg:width="25.6cm" svg:height="14.4cm" svg:x="1.2cm" svg:y="4.8cm" presentation:class="outline" presentation:placeholder="true" presentation:user-transformed="true">
          <draw:text-box/>
        </draw:frame>
        <draw:frame draw:style-name="gr4" draw:text-style-name="P23"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11" draw:style-name="dp1" draw:master-page-name="master_5f_" presentation:presentation-page-layout-name="AL1T1">
        <draw:frame presentation:style-name="pr3" draw:text-style-name="P8" draw:layer="layout" svg:width="20.898cm" svg:height="1.741cm" svg:x="1.2cm" svg:y="0.737cm" presentation:class="title" presentation:user-transformed="true">
          <draw:text-box>
            <text:p><text:span text:style-name="T9">Привилегии по умолчанию</text:span></text:p>
          </draw:text-box>
        </draw:frame>
        <draw:frame presentation:style-name="pr4" draw:text-style-name="P53" draw:layer="layout" svg:width="25.6cm" svg:height="14.4cm" svg:x="1.2cm" svg:y="4.8cm" presentation:class="outline" presentation:user-transformed="true">
          <draw:text-box>
            <text:list text:style-name="L3">
              <text:list-item>
                <text:p text:style-name="P51"><text:span text:style-name="T9">Способ выдать или отозвать привилегии</text:span><text:span text:style-name="T9"><text:line-break/></text:span><text:span text:style-name="T9">при создании объекта</text:span></text:p>
                <text:list>
                  <text:list-item>
                    <text:p text:style-name="P52"><text:span text:style-name="T13">ALTER DEFAULT PRIVILEGES</text:span><text:span text:style-name="T13"><text:line-break/></text:span><text:span text:style-name="T13">[ FOR ROLE </text:span><text:span text:style-name="T22">список_целевых_ролей</text:span><text:span text:style-name="T13"> ]</text:span><text:span text:style-name="T13"><text:line-break/></text:span><text:span text:style-name="T21">[ IN SCHEMA </text:span><text:span text:style-name="T22">схема</text:span><text:span text:style-name="T21"> ]</text:span><text:span text:style-name="T21"><text:line-break/></text:span><text:span text:style-name="T21"> <text:s/>GRANT </text:span><text:span text:style-name="T22">привилегии</text:span><text:span text:style-name="T21"> ON </text:span><text:span text:style-name="T22">класс_объектов</text:span><text:span text:style-name="T21"> TO </text:span><text:span text:style-name="T22">роль</text:span><text:span text:style-name="T21">;</text:span><text:span text:style-name="T13"><text:line-break/></text:span><text:span text:style-name="T13"/></text:p>
                  </text:list-item>
                  <text:list-item>
                    <text:p text:style-name="P52"><text:span text:style-name="T13">ALTER DEFAULT PRIVILEGES</text:span><text:span text:style-name="T21"><text:line-break/></text:span><text:span text:style-name="T21"> <text:s/>REVOKE </text:span><text:span text:style-name="T22">привилегии</text:span><text:span text:style-name="T21"> ON </text:span><text:span text:style-name="T22">класс_объектов</text:span><text:span text:style-name="T21"> FROM </text:span><text:span text:style-name="T22">роль</text:span><text:span text:style-name="T21">;</text:span></text:p>
                  </text:list-item>
                  <text:list-item>
                    <text:p text:style-name="P52"><text:span text:style-name="T13"/></text:p>
                  </text:list-item>
                </text:list>
              </text:list-item>
            </text:list>
          </draw:text-box>
        </draw:frame>
        <draw:custom-shape draw:style-name="gr14" draw:text-style-name="P55" draw:layer="layout" svg:width="5.911cm" svg:height="1.746cm" svg:x="4.103cm" svg:y="13.778cm">
          <text:p text:style-name="P54"><text:span text:style-name="T31">REVOKE</text:span><text:span text:style-name="T31"><text:line-break/></text:span><text:span text:style-name="T31">EXECUTE ON ROUTINES</text:span><text:span text:style-name="T31"><text:line-break/></text:span><text:span text:style-name="T31">FROM public</text:span></text:p>
          <draw:enhanced-geometry svg:viewBox="0 0 21600 21600" draw:glue-points="10800 0 3160 3160 0 10800 3160 18440 10800 21600 18440 18440 21600 10800 18440 3160 ?f14 ?f15" draw:text-areas="3200 3200 18400 18400" draw:type="round-callout" draw:modifiers="2615.96752368065 -13155.3520320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1" presentation:class="page"/>
          <draw:frame presentation:style-name="pr5" draw:text-style-name="P9" draw:layer="layout" svg:width="16.799cm" svg:height="13.364cm" svg:x="2.1cm" svg:y="14.107cm" presentation:class="notes" presentation:user-transformed="true">
            <draw:text-box>
              <text:p text:style-name="P16"><text:span text:style-name="T6">Можно настроить дополнительные привилегии, выдаваемые или отзываемые при создании объекта. Для этого используется команда ALTER DEFAULT PRIVILEGES.</text:span></text:p>
              <text:p text:style-name="P16"><text:span text:style-name="T6">Механизм срабатывает, когда </text:span><text:span text:style-name="T46">целевая_роль</text:span><text:span text:style-name="T6"> (по умолчанию — текущий пользователь) создает объект, принадлежащий указанному </text:span><text:span text:style-name="T46">классу_объектов</text:span><text:span text:style-name="T6"> (например, таблицы или функции) в указанной </text:span><text:span text:style-name="T46">схеме</text:span><text:span text:style-name="T6"> (по умолчанию — <text:s/>в любой). Предложение GRANT говорит о том, что на созданный объект надо выдать указанные привилегии для указанной роли. Предложение REVOKE, наоборот, используется для отзыва привилегий.</text:span></text:p>
              <text:p text:style-name="P16"><text:span text:style-name="T6">Для роли public механизм привилегий по умолчанию выдает право выполнения при создании подпрограмм. Чтобы public не получал такое право, надо выдать команду</text:span></text:p>
              <text:p text:style-name="P16"><text:span text:style-name="T6">ALTER DEFAULT PRIVILEGES</text:span><text:span text:style-name="T6"><text:line-break/></text:span><text:span text:style-name="T6">FOR ROLE …</text:span><text:span text:style-name="T6"><text:line-break/></text:span><text:span text:style-name="T6">REVOKE EXECUTE ON ROUTINES FROM public;</text:span></text:p>
              <text:p text:style-name="P16"><text:span text:style-name="T6">При этом в предложении FOR ROLE надо указать все роли, которые могут создать подпрограммы.</text:span></text:p>
              <text:p text:style-name="P16"><text:span text:style-name="T16">https://postgrespro.ru/docs/postgresql/16/sql-alterdefaultprivileges</text:span></text:p>
              <text:p text:style-name="P17"><text:span text:style-name="T6"/></text:p>
            </draw:text-box>
          </draw:frame>
        </presentation:notes>
      </draw:page>
      <draw:page draw:name="page12"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Демонстрация</text:span></text:p>
          </draw:text-box>
        </draw:frame>
        <draw:frame presentation:style-name="pr4" draw:text-style-name="P8" draw:layer="layout" svg:width="25.6cm" svg:height="14.4cm" svg:x="1.2cm" svg:y="4.8cm" presentation:class="outline" presentation:placeholder="true" presentation:user-transformed="true">
          <draw:text-box/>
        </draw:frame>
        <draw:frame draw:style-name="gr4" draw:text-style-name="P23"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13"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Пример 1</text:span></text:p>
          </draw:text-box>
        </draw:frame>
        <draw:custom-shape draw:style-name="gr15" draw:text-style-name="P56" xml:id="id10" draw:id="id10" draw:layer="layout" svg:width="3.806cm" svg:height="1.27cm" svg:x="1.274cm" svg:y="5.833cm">
          <text:p text:style-name="P27"><text:span text:style-name="T28">koly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1" draw:layer="layout" svg:x1="5.08cm" svg:y1="6.468cm" svg:x2="21.454cm" svg:y2="6.474cm" draw:start-shape="id10" draw:end-shape="id11" draw:end-glue-point="3" svg:d="M5080 6468h8188v6h8186" svg:viewBox="0 0 16375 7">
          <text:p text:style-name="P29"><text:span text:style-name="T29">create, usage <text:s text:c="31"/></text:span></text:p>
          <text:p text:style-name="P29"><text:span text:style-name="T29"/></text:p>
        </draw:connector>
        <draw:custom-shape draw:style-name="gr17" draw:text-style-name="P57" xml:id="id11" draw:id="id11" draw:layer="layout" svg:width="5.334cm" svg:height="4.064cm" svg:x="21.454cm" svg:y="4.442cm">
          <text:p text:style-name="P30"><text:span text:style-name="T9">kolya</text:span></text:p>
          <draw:enhanced-geometry svg:viewBox="0 0 21600 21600" draw:mirror-horizontal="false" draw:mirror-vertical="false" draw:type="rectangle" draw:enhanced-path="M 0 0 L 21600 0 21600 21600 0 21600 0 0 Z N"/>
        </draw:custom-shape>
        <draw:custom-shape draw:style-name="gr18" draw:text-style-name="P58" xml:id="id14" draw:id="id14" draw:layer="layout" svg:width="2.032cm" svg:height="1.21cm" svg:x="22.478cm" svg:y="6.22cm">
          <text:p/>
          <draw:enhanced-geometry svg:viewBox="0 0 21600 21600" draw:type="rectangle" draw:enhanced-path="M 0 0 L 21600 0 21600 21600 0 21600 0 0 Z N"/>
        </draw:custom-shape>
        <draw:custom-shape draw:style-name="gr19" draw:text-style-name="P59" xml:id="id17" draw:id="id17" draw:layer="layout" svg:width="5.334cm" svg:height="4.012cm" svg:x="21.454cm" svg:y="9.142cm">
          <text:p text:style-name="P30"><text:span text:style-name="T9">vasya</text:span></text:p>
          <draw:enhanced-geometry svg:viewBox="0 0 21600 21600" draw:type="rectangle" draw:enhanced-path="M 0 0 L 21600 0 21600 21600 0 21600 0 0 Z N"/>
        </draw:custom-shape>
        <draw:custom-shape draw:style-name="gr18" draw:text-style-name="P58" draw:layer="layout" svg:width="2.032cm" svg:height="1.21cm" svg:x="23.24cm" svg:y="11.234cm">
          <text:p/>
          <draw:enhanced-geometry svg:viewBox="0 0 21600 21600" draw:type="rectangle" draw:enhanced-path="M 0 0 L 21600 0 21600 21600 0 21600 0 0 Z N"/>
        </draw:custom-shape>
        <draw:custom-shape draw:style-name="gr18" draw:text-style-name="P58" xml:id="id15" draw:id="id15" draw:layer="layout" svg:width="2.032cm" svg:height="1.21cm" svg:x="22.478cm" svg:y="10.92cm">
          <text:p/>
          <draw:enhanced-geometry svg:viewBox="0 0 21600 21600" draw:type="rectangle" draw:enhanced-path="M 0 0 L 21600 0 21600 21600 0 21600 0 0 Z N"/>
        </draw:custom-shape>
        <draw:custom-shape draw:style-name="gr18" draw:text-style-name="P58" draw:layer="layout" svg:width="2.032cm" svg:height="1.21cm" svg:x="23.748cm" svg:y="10.666cm">
          <text:p/>
          <draw:enhanced-geometry svg:viewBox="0 0 21600 21600" draw:type="rectangle" draw:enhanced-path="M 0 0 L 21600 0 21600 21600 0 21600 0 0 Z N"/>
        </draw:custom-shape>
        <draw:custom-shape draw:style-name="gr20" draw:text-style-name="P28" xml:id="id12" draw:id="id12" draw:layer="layout" svg:width="3.806cm" svg:height="1.27cm" svg:x="1.274cm" svg:y="15.333cm">
          <text:p text:style-name="P27"><text:span text:style-name="T28">sems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1" draw:layer="layout" svg:x1="5.08cm" svg:y1="15.968cm" svg:x2="21.454cm" svg:y2="15.974cm" draw:start-shape="id12" draw:end-shape="id13" svg:d="M5080 15968h8188v6h8186" svg:viewBox="0 0 16375 7">
          <text:p text:style-name="P29"><text:span text:style-name="T29">create, usage <text:s text:c="31"/></text:span></text:p>
          <text:p text:style-name="P29"><text:span text:style-name="T29"/></text:p>
        </draw:connector>
        <draw:custom-shape draw:style-name="gr21" draw:text-style-name="P60" xml:id="id13" draw:id="id13" draw:layer="layout" svg:width="5.334cm" svg:height="4.064cm" svg:x="21.454cm" svg:y="13.942cm">
          <text:p text:style-name="P30"><text:span text:style-name="T9">semsem</text:span></text:p>
          <draw:enhanced-geometry svg:viewBox="0 0 21600 21600" draw:type="rectangle" draw:enhanced-path="M 0 0 L 21600 0 21600 21600 0 21600 0 0 Z N"/>
        </draw:custom-shape>
        <draw:custom-shape draw:style-name="gr18" draw:text-style-name="P58" draw:layer="layout" svg:width="2.032cm" svg:height="1.21cm" svg:x="22.478cm" svg:y="15.72cm">
          <text:p/>
          <draw:enhanced-geometry svg:viewBox="0 0 21600 21600" draw:type="rectangle" draw:enhanced-path="M 0 0 L 21600 0 21600 21600 0 21600 0 0 Z N"/>
        </draw:custom-shape>
        <draw:custom-shape draw:style-name="gr18" draw:text-style-name="P58" draw:layer="layout" svg:width="2.032cm" svg:height="1.21cm" svg:x="23.748cm" svg:y="15.466cm">
          <text:p/>
          <draw:enhanced-geometry svg:viewBox="0 0 21600 21600" draw:type="rectangle" draw:enhanced-path="M 0 0 L 21600 0 21600 21600 0 21600 0 0 Z N"/>
        </draw:custom-shape>
        <draw:custom-shape draw:style-name="gr18" draw:text-style-name="P58" draw:layer="layout" svg:width="2.032cm" svg:height="1.21cm" svg:x="23.24cm" svg:y="16.034cm">
          <text:p/>
          <draw:enhanced-geometry svg:viewBox="0 0 21600 21600" draw:type="rectangle" draw:enhanced-path="M 0 0 L 21600 0 21600 21600 0 21600 0 0 Z N"/>
        </draw:custom-shape>
        <draw:connector draw:style-name="gr16" draw:text-style-name="P31" draw:layer="layout" draw:type="line" svg:x1="5.08cm" svg:y1="15.968cm" svg:x2="22.478cm" svg:y2="6.825cm" draw:start-shape="id12" draw:start-glue-point="1" draw:end-shape="id14" draw:end-glue-point="3" svg:d="M5080 15968l17398-9143" svg:viewBox="0 0 17399 9144">
          <text:p text:style-name="P29"><text:span text:style-name="T29"/></text:p>
          <text:p text:style-name="P29"><text:span text:style-name="T29"/></text:p>
        </draw:connector>
        <draw:custom-shape draw:style-name="gr18" draw:text-style-name="P58" draw:layer="layout" svg:width="2.032cm" svg:height="1.21cm" svg:x="23.24cm" svg:y="6.534cm">
          <text:p/>
          <draw:enhanced-geometry svg:viewBox="0 0 21600 21600" draw:type="rectangle" draw:enhanced-path="M 0 0 L 21600 0 21600 21600 0 21600 0 0 Z N"/>
        </draw:custom-shape>
        <draw:custom-shape draw:style-name="gr18" draw:text-style-name="P58" draw:layer="layout" svg:width="2.032cm" svg:height="1.21cm" svg:x="23.748cm" svg:y="5.966cm">
          <text:p/>
          <draw:enhanced-geometry svg:viewBox="0 0 21600 21600" draw:type="rectangle" draw:enhanced-path="M 0 0 L 21600 0 21600 21600 0 21600 0 0 Z N"/>
        </draw:custom-shape>
        <draw:connector draw:style-name="gr16" draw:text-style-name="P31" draw:layer="layout" draw:type="line" svg:x1="5.08cm" svg:y1="15.968cm" svg:x2="22.478cm" svg:y2="11.525cm" draw:start-shape="id12" draw:start-glue-point="1" draw:end-shape="id15" draw:end-glue-point="3" svg:d="M5080 15968l17398-4443" svg:viewBox="0 0 17399 4444">
          <text:p text:style-name="P29"><text:span text:style-name="T29"/></text:p>
          <text:p text:style-name="P29"><text:span text:style-name="T29"/></text:p>
        </draw:connector>
        <draw:frame draw:style-name="gr22" draw:text-style-name="P61" draw:layer="layout" svg:width="1.954cm" svg:height="0.962cm" draw:transform="rotate (0.249582083035189) translate (17.018cm 12.022cm)">
          <draw:text-box>
            <text:p><text:span text:style-name="T29">select</text:span></text:p>
          </draw:text-box>
        </draw:frame>
        <draw:custom-shape draw:style-name="gr23" draw:text-style-name="P62" xml:id="id16" draw:id="id16" draw:layer="layout" svg:width="3.806cm" svg:height="1.27cm" svg:x="1.274cm" svg:y="10.513cm">
          <text:p text:style-name="P27"><text:span text:style-name="T28">vasy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1" draw:layer="layout" svg:x1="5.08cm" svg:y1="11.148cm" svg:x2="21.454cm" svg:y2="11.148cm" draw:start-shape="id16" draw:end-shape="id17" draw:end-glue-point="3" svg:d="M5080 11148h16374" svg:viewBox="0 0 16375 1">
          <text:p text:style-name="P29"><text:span text:style-name="T29">create, usage <text:s text:c="31"/></text:span></text:p>
          <text:p text:style-name="P29"><text:span text:style-name="T29"/></text:p>
        </draw:connector>
        <draw:frame draw:style-name="gr22" draw:text-style-name="P61" draw:layer="layout" svg:width="1.954cm" svg:height="0.962cm" draw:transform="rotate (0.4923573819876) translate (16.918cm 8.798cm)">
          <draw:text-box>
            <text:p><text:span text:style-name="T29">select</text:span></text:p>
          </draw:text-box>
        </draw:frame>
        <presentation:notes draw:style-name="dp2">
          <draw:page-thumbnail draw:style-name="gr2" draw:layer="layout" svg:width="14.848cm" svg:height="11.136cm" svg:x="3.075cm" svg:y="2.257cm" draw:page-number="13" presentation:class="page"/>
          <draw:frame presentation:style-name="pr5" draw:text-style-name="P63" draw:layer="layout" svg:width="16.799cm" svg:height="13.364cm" svg:x="2.1cm" svg:y="14.107cm" presentation:class="notes" presentation:user-transformed="true">
            <draw:text-box>
              <text:p text:style-name="P16"><text:span text:style-name="T6">Механизмы управления доступом (роли, атрибуты и привилегии,</text:span><text:span text:style-name="T6"><text:line-break/></text:span><text:span text:style-name="T6">а также схемы) весьма гибки и позволяют в разных случаях организовать работу удобным образом. Приведем несколько примеров.</text:span></text:p>
              <text:p text:style-name="P16"><text:span text:style-name="T6"/></text:p>
              <text:p text:style-name="P16"><text:span text:style-name="T6">Пример простого использования.</text:span></text:p>
              <text:p text:style-name="P16"><text:span text:style-name="T6">Семен Семенович и его студенты Коля и Вася занимаются научными исследованиями и хранят результаты измерений в базе данных.</text:span></text:p>
              <text:p text:style-name="P16"><text:span text:style-name="T6">Администратор создал на факультетском сервере БД каждому из них своего пользователя и одноименную схему. Путь поиска он оставил по умолчанию. Групповые роли не используются.</text:span></text:p>
              <text:p text:style-name="P16"><text:span text:style-name="T6">Каждый пользователь является владельцем объектов, которые он создает в своей схеме. Кроме того, Коля и Вася дают доступ</text:span><text:span text:style-name="T6"><text:line-break/></text:span><text:span text:style-name="T6">к некоторым своим таблицам Семену Семеновичу, чтобы он мог посмотреть их результаты.</text:span></text:p>
              <text:p text:style-name="P16"><text:span text:style-name="T6"/></text:p>
            </draw:text-box>
          </draw:frame>
        </presentation:notes>
      </draw:page>
      <draw:page draw:name="page14"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Пример 2</text:span></text:p>
          </draw:text-box>
        </draw:frame>
        <draw:custom-shape draw:style-name="gr24" draw:text-style-name="P56" xml:id="id18" draw:id="id18" draw:layer="layout" svg:width="5.33cm" svg:height="7.874cm" svg:x="1.274cm" svg:y="5.034cm">
          <text:p text:style-name="P27"><text:span text:style-name="T28">inven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1" draw:layer="layout" svg:x1="6.604cm" svg:y1="8.971cm" svg:x2="21.454cm" svg:y2="8.971cm" draw:start-shape="id18" draw:end-shape="id19" draw:end-glue-point="3" svg:d="M6604 8971h14850" svg:viewBox="0 0 14851 1">
          <text:p text:style-name="P29"><text:span text:style-name="T29">usage</text:span></text:p>
          <text:p text:style-name="P29"><text:span text:style-name="T29"/></text:p>
        </draw:connector>
        <draw:custom-shape draw:style-name="gr25" draw:text-style-name="P57" xml:id="id19" draw:id="id19" draw:layer="layout" svg:width="5.334cm" svg:height="4.064cm" svg:x="21.454cm" svg:y="6.939cm">
          <text:p text:style-name="P30"><text:span text:style-name="T9">inv</text:span></text:p>
          <draw:enhanced-geometry svg:viewBox="0 0 21600 21600" draw:mirror-horizontal="false" draw:mirror-vertical="false" draw:type="rectangle" draw:enhanced-path="M 0 0 L 21600 0 21600 21600 0 21600 0 0 Z N"/>
        </draw:custom-shape>
        <draw:custom-shape draw:style-name="gr18" draw:text-style-name="P58" draw:layer="layout" svg:width="2.032cm" svg:height="1.21cm" svg:x="22.478cm" svg:y="8.72cm">
          <text:p/>
          <draw:enhanced-geometry svg:viewBox="0 0 21600 21600" draw:type="rectangle" draw:enhanced-path="M 0 0 L 21600 0 21600 21600 0 21600 0 0 Z N"/>
        </draw:custom-shape>
        <draw:custom-shape draw:style-name="gr26" draw:text-style-name="P59" xml:id="id21" draw:id="id21" draw:layer="layout" svg:width="5.334cm" svg:height="4.012cm" svg:x="21.454cm" svg:y="12.553cm">
          <text:p text:style-name="P30"><text:span text:style-name="T9">fin</text:span></text:p>
          <draw:enhanced-geometry svg:viewBox="0 0 21600 21600" draw:type="rectangle" draw:enhanced-path="M 0 0 L 21600 0 21600 21600 0 21600 0 0 Z N"/>
        </draw:custom-shape>
        <draw:custom-shape draw:style-name="gr18" draw:text-style-name="P58" draw:layer="layout" svg:width="2.032cm" svg:height="1.21cm" svg:x="23.24cm" svg:y="14.634cm">
          <text:p/>
          <draw:enhanced-geometry svg:viewBox="0 0 21600 21600" draw:type="rectangle" draw:enhanced-path="M 0 0 L 21600 0 21600 21600 0 21600 0 0 Z N"/>
        </draw:custom-shape>
        <draw:custom-shape draw:style-name="gr18" draw:text-style-name="P58" draw:layer="layout" svg:width="2.032cm" svg:height="1.21cm" svg:x="22.478cm" svg:y="14.32cm">
          <text:p/>
          <draw:enhanced-geometry svg:viewBox="0 0 21600 21600" draw:type="rectangle" draw:enhanced-path="M 0 0 L 21600 0 21600 21600 0 21600 0 0 Z N"/>
        </draw:custom-shape>
        <draw:custom-shape draw:style-name="gr18" draw:text-style-name="P58" draw:layer="layout" svg:width="2.032cm" svg:height="1.21cm" svg:x="23.748cm" svg:y="14.066cm">
          <text:p/>
          <draw:enhanced-geometry svg:viewBox="0 0 21600 21600" draw:type="rectangle" draw:enhanced-path="M 0 0 L 21600 0 21600 21600 0 21600 0 0 Z N"/>
        </draw:custom-shape>
        <draw:custom-shape draw:style-name="gr18" draw:text-style-name="P58" draw:layer="layout" svg:width="2.032cm" svg:height="1.21cm" svg:x="23.24cm" svg:y="9.034cm">
          <text:p/>
          <draw:enhanced-geometry svg:viewBox="0 0 21600 21600" draw:type="rectangle" draw:enhanced-path="M 0 0 L 21600 0 21600 21600 0 21600 0 0 Z N"/>
        </draw:custom-shape>
        <draw:custom-shape draw:style-name="gr18" draw:text-style-name="P58" draw:layer="layout" svg:width="2.032cm" svg:height="1.21cm" svg:x="23.748cm" svg:y="8.466cm">
          <text:p/>
          <draw:enhanced-geometry svg:viewBox="0 0 21600 21600" draw:type="rectangle" draw:enhanced-path="M 0 0 L 21600 0 21600 21600 0 21600 0 0 Z N"/>
        </draw:custom-shape>
        <draw:custom-shape draw:style-name="gr27" draw:text-style-name="P62" xml:id="id20" draw:id="id20" draw:layer="layout" svg:width="5.338cm" svg:height="7.874cm" svg:x="1.774cm" svg:y="10.622cm">
          <text:p text:style-name="P27"><text:span text:style-name="T28">financial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1" draw:layer="layout" svg:x1="7.112cm" svg:y1="14.559cm" svg:x2="21.454cm" svg:y2="14.559cm" draw:start-shape="id20" draw:end-shape="id21" draw:end-glue-point="3" svg:d="M7112 14559h14342" svg:viewBox="0 0 14343 1">
          <text:p text:style-name="P29"><text:span text:style-name="T29">usage</text:span></text:p>
          <text:p text:style-name="P29"><text:span text:style-name="T29"/></text:p>
        </draw:connector>
        <draw:custom-shape draw:style-name="gr28" draw:text-style-name="P65" draw:layer="layout" svg:width="3.806cm" svg:height="1.27cm" svg:x="1.975cm" svg:y="7.234cm">
          <text:p text:style-name="P64"><text:span text:style-name="T47">kladovk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5" draw:layer="layout" svg:width="3.806cm" svg:height="1.27cm" svg:x="1.976cm" svg:y="8.935cm">
          <text:p text:style-name="P64"><text:span text:style-name="T47">dostavk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66" draw:layer="layout" svg:width="3.806cm" svg:height="1.27cm" svg:x="2.277cm" svg:y="11.136cm">
          <text:p text:style-name="P64"><text:span text:style-name="T47">bigbos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67" draw:layer="layout" svg:width="3.806cm" svg:height="1.27cm" svg:x="2.577cm" svg:y="13.436cm">
          <text:p text:style-name="P64"><text:span text:style-name="T47">kopeik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67" draw:layer="layout" svg:width="3.806cm" svg:height="1.27cm" svg:x="2.578cm" svg:y="15.137cm">
          <text:p text:style-name="P64"><text:span text:style-name="T47">rouble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4" presentation:class="page"/>
          <draw:frame presentation:style-name="pr5" draw:text-style-name="P63" draw:layer="layout" svg:width="16.799cm" svg:height="13.364cm" svg:x="2.1cm" svg:y="14.107cm" presentation:class="notes">
            <draw:text-box>
              <text:p text:style-name="P16"><text:span text:style-name="T6">Более сложный пример.</text:span></text:p>
              <text:p text:style-name="P16"><text:span text:style-name="T6">На выделенный сервер БД установлена система автоматизации предприятия. Она состоит из двух модулей — складского и финансового.</text:span></text:p>
              <text:p text:style-name="P16"><text:span text:style-name="T6">Для каждого из модулей создана своя схема (inv для склада и fin для финансов) и своя групповая роль (inventory для склада и financials для финансов). Групповая роль является владельцем всех объектов в своей схеме.</text:span></text:p>
              <text:p text:style-name="P16"><text:span text:style-name="T6">В складском отделе работают Кладовкин и Доставкин. Для каждого создан свой пользователь и включен в группу inventory.</text:span></text:p>
              <text:p text:style-name="P16"><text:span text:style-name="T6">В финансовом отделе работают Копейкина и Рублев. Для каждого создан свой пользователь и включен в группу financials.</text:span></text:p>
              <text:p text:style-name="P16"><text:span text:style-name="T6">Для генерального директора предприятия на всякий случай создан пользователь, включенный в обе группы, хотя вряд ли он когда-либо воспользуется системой.</text:span></text:p>
              <text:p text:style-name="P16"><text:span text:style-name="T6"/></text:p>
            </draw:text-box>
          </draw:frame>
        </presentation:notes>
      </draw:page>
      <draw:page draw:name="page15"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Пример 3</text:span></text:p>
          </draw:text-box>
        </draw:frame>
        <draw:custom-shape draw:style-name="gr15" draw:text-style-name="P56" xml:id="id22" draw:id="id22" draw:layer="layout" svg:width="3.806cm" svg:height="1.27cm" svg:x="11.374cm" svg:y="9.467cm">
          <text:p text:style-name="P27"><text:span text:style-name="T28">ap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1" draw:layer="layout" svg:x1="15.18cm" svg:y1="10.102cm" svg:x2="24.121cm" svg:y2="13.542cm" draw:start-shape="id22" draw:start-glue-point="1" draw:end-shape="id23" draw:end-glue-point="0" svg:d="M15180 10102h8941v3440" svg:viewBox="0 0 8942 3441">
          <text:p text:style-name="P29"><text:span text:style-name="T29">usage</text:span></text:p>
          <text:p text:style-name="P29"><text:span text:style-name="T29"/></text:p>
          <text:p text:style-name="P29"><text:span text:style-name="T29"/></text:p>
          <text:p text:style-name="P29"><text:span text:style-name="T29"/></text:p>
          <text:p text:style-name="P29"><text:span text:style-name="T29"/></text:p>
          <text:p text:style-name="P29"><text:span text:style-name="T29"/></text:p>
          <text:p text:style-name="P29"><text:span text:style-name="T29"/></text:p>
        </draw:connector>
        <draw:custom-shape draw:style-name="gr17" draw:text-style-name="P69" xml:id="id23" draw:id="id23" draw:layer="layout" svg:width="5.334cm" svg:height="4.064cm" svg:x="21.454cm" svg:y="13.542cm">
          <text:p text:style-name="P68"><text:span text:style-name="T48">application</text:span></text:p>
          <draw:enhanced-geometry svg:viewBox="0 0 21600 21600" draw:mirror-horizontal="false" draw:mirror-vertical="false" draw:type="rectangle" draw:enhanced-path="M 0 0 L 21600 0 21600 21600 0 21600 0 0 Z N"/>
        </draw:custom-shape>
        <draw:custom-shape draw:style-name="gr18" draw:text-style-name="P58" draw:layer="layout" svg:width="2.032cm" svg:height="1.21cm" svg:x="22.478cm" svg:y="15.343cm">
          <text:p/>
          <draw:enhanced-geometry svg:viewBox="0 0 21600 21600" draw:type="rectangle" draw:enhanced-path="M 0 0 L 21600 0 21600 21600 0 21600 0 0 Z N"/>
        </draw:custom-shape>
        <draw:custom-shape draw:style-name="gr18" draw:text-style-name="P58" draw:layer="layout" svg:width="2.032cm" svg:height="1.21cm" svg:x="23.24cm" svg:y="15.634cm">
          <text:p/>
          <draw:enhanced-geometry svg:viewBox="0 0 21600 21600" draw:type="rectangle" draw:enhanced-path="M 0 0 L 21600 0 21600 21600 0 21600 0 0 Z N"/>
        </draw:custom-shape>
        <draw:custom-shape draw:style-name="gr18" draw:text-style-name="P58" draw:layer="layout" svg:width="2.032cm" svg:height="1.21cm" svg:x="23.748cm" svg:y="15.066cm">
          <text:p/>
          <draw:enhanced-geometry svg:viewBox="0 0 21600 21600" draw:type="rectangle" draw:enhanced-path="M 0 0 L 21600 0 21600 21600 0 21600 0 0 Z N"/>
        </draw:custom-shape>
        <draw:custom-shape draw:style-name="gr23" draw:text-style-name="P62" xml:id="id24" draw:id="id24" draw:layer="layout" svg:width="3.806cm" svg:height="1.27cm" svg:x="1.974cm" svg:y="14.939cm">
          <text:p text:style-name="P27"><text:span text:style-name="T28">supp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1" draw:layer="layout" svg:x1="5.78cm" svg:y1="15.574cm" svg:x2="21.454cm" svg:y2="15.574cm" draw:start-shape="id24" draw:end-shape="id23" draw:end-glue-point="3" svg:d="M5780 15574h15674" svg:viewBox="0 0 15675 1">
          <text:p text:style-name="P29"><text:span text:style-name="T29">select on all tables</text:span></text:p>
          <text:p text:style-name="P29"><text:span text:style-name="T29"/></text:p>
        </draw:connector>
        <draw:custom-shape draw:style-name="gr31" draw:text-style-name="P70" xml:id="id25" draw:id="id25" draw:layer="layout" svg:width="4.318cm" svg:height="5.444cm" svg:x="1.664cm" svg:y="7.38cm">
          <text:p text:style-name="P68"><text:span text:style-name="T48">сервер</text:span></text:p>
          <text:p text:style-name="P68"><text:span text:style-name="T48">приложений</text:span></text:p>
          <draw:enhanced-geometry svg:viewBox="0 0 21600 21600" draw:mirror-horizontal="false" draw:mirror-vertical="false" draw:type="rectangle" draw:enhanced-path="M 0 0 L 21600 0 21600 21600 0 21600 0 0 Z N"/>
        </draw:custom-shape>
        <draw:connector draw:style-name="gr32" draw:text-style-name="P71" draw:layer="layout" svg:x1="5.982cm" svg:y1="10.102cm" svg:x2="11.374cm" svg:y2="10.102cm" draw:start-shape="id25" draw:end-shape="id22" draw:end-glue-point="3" svg:d="M5982 10102h5392" svg:viewBox="0 0 5393 1">
          <text:p/>
        </draw:connector>
        <draw:g>
          <draw:line draw:style-name="gr33" draw:text-style-name="P72" draw:layer="layout" svg:x1="2.323cm" svg:y1="5.296cm" svg:x2="2.323cm" svg:y2="7.428cm">
            <text:p/>
          </draw:line>
          <draw:line draw:style-name="gr33" draw:text-style-name="P72" draw:layer="layout" svg:x1="2.923cm" svg:y1="5.296cm" svg:x2="2.923cm" svg:y2="7.428cm">
            <text:p/>
          </draw:line>
          <draw:line draw:style-name="gr33" draw:text-style-name="P72" draw:layer="layout" svg:x1="3.523cm" svg:y1="5.296cm" svg:x2="3.523cm" svg:y2="7.428cm">
            <text:p/>
          </draw:line>
          <draw:line draw:style-name="gr33" draw:text-style-name="P72" draw:layer="layout" svg:x1="4.123cm" svg:y1="5.296cm" svg:x2="4.123cm" svg:y2="7.428cm">
            <text:p/>
          </draw:line>
          <draw:line draw:style-name="gr33" draw:text-style-name="P72" draw:layer="layout" svg:x1="4.723cm" svg:y1="5.296cm" svg:x2="4.723cm" svg:y2="7.428cm">
            <text:p/>
          </draw:line>
          <draw:line draw:style-name="gr33" draw:text-style-name="P72" draw:layer="layout" svg:x1="5.323cm" svg:y1="5.296cm" svg:x2="5.323cm" svg:y2="7.428cm">
            <text:p/>
          </draw:line>
        </draw:g>
        <draw:frame draw:style-name="gr34" draw:text-style-name="P73" draw:layer="layout" svg:width="5.209cm" svg:height="0.954cm" svg:x="1.194cm" svg:y="4.218cm">
          <draw:text-box>
            <text:p><text:span text:style-name="T49">веб-пользователи</text:span></text:p>
          </draw:text-box>
        </draw:frame>
        <presentation:notes draw:style-name="dp2">
          <draw:page-thumbnail draw:style-name="gr2" draw:layer="layout" svg:width="14.848cm" svg:height="11.136cm" svg:x="3.075cm" svg:y="2.257cm" draw:page-number="15" presentation:class="page"/>
          <draw:frame presentation:style-name="pr5" draw:text-style-name="P74" draw:layer="layout" svg:width="16.799cm" svg:height="13.364cm" svg:x="2.1cm" svg:y="14.107cm" presentation:class="notes" presentation:user-transformed="true">
            <draw:text-box>
              <text:p text:style-name="P16"><text:span text:style-name="T6">Очень часто бывает так, что аутентификация пользователей информационной системы происходит не в СУБД, а на сервере приложений. Действительно, если у системы тысячи пользователей и есть возможность онлайн-регистрации, нет никакого смысла управлять ими в СУБД.</text:span></text:p>
              <text:p text:style-name="P16"><text:span text:style-name="T6">В этом случае сервер приложений подключается к базе данных под одной заранее созданной ролью, а информацию о пользователе передает при необходимости в виде какого-то контекста.</text:span></text:p>
              <text:p text:style-name="P16"><text:span text:style-name="T6">Но даже и в этом случае в СУБД наверняка понадобятся несколько ролей. Например, специальная роль для технической поддержки, сотрудники которой смогут читать таблицы основного сервера для быстрого решения проблем.</text:span></text:p>
              <text:p text:style-name="P16"><text:span text:style-name="T6"/></text:p>
            </draw:text-box>
          </draw:frame>
        </presentation:notes>
      </draw:page>
      <draw:page draw:name="page16"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Итоги</text:span></text:p>
          </draw:text-box>
        </draw:frame>
        <draw:frame presentation:style-name="pr4" draw:text-style-name="P8" draw:layer="layout" svg:width="25.6cm" svg:height="14.4cm" svg:x="1.2cm" svg:y="4.8cm" presentation:class="outline" presentation:user-transformed="true">
          <draw:text-box>
            <text:list text:style-name="L3">
              <text:list-item>
                <text:p><text:span text:style-name="T50">Привилегии определяют права доступа ролей к объектам</text:span></text:p>
              </text:list-item>
              <text:list-item>
                <text:p text:style-name="P11"><text:span text:style-name="T51">Роли, атрибуты и привилегии, схемы — гибкий механизм,</text:span><text:span text:style-name="T51"><text:line-break/></text:span><text:span text:style-name="T51">позволяющий по-разному организовать работу</text:span></text:p>
                <text:list>
                  <text:list-item>
                    <text:p text:style-name="P75"><text:span text:style-name="T52">можно легко разрешить все всем</text:span></text:p>
                  </text:list-item>
                  <text:list-item>
                    <text:p text:style-name="P51"><text:span text:style-name="T52">можно строго разграничить доступ, если это необходимо</text:span></text:p>
                  </text:list-item>
                </text:list>
              </text:list-item>
              <text:list-item>
                <text:p><text:span text:style-name="T9"><text:s/></text:span></text:p>
              </text:list-item>
            </text:list>
          </draw:text-box>
        </draw:frame>
        <presentation:notes draw:style-name="dp2">
          <draw:page-thumbnail draw:style-name="gr2" draw:layer="layout" svg:width="14.848cm" svg:height="11.136cm" svg:x="3.075cm" svg:y="2.257cm" draw:page-number="16" presentation:class="page"/>
          <draw:frame presentation:style-name="pr5" draw:text-style-name="P76" draw:layer="layout" svg:width="16.799cm" svg:height="13.364cm" svg:x="2.1cm" svg:y="14.107cm" presentation:class="notes" presentation:placeholder="true">
            <draw:text-box/>
          </draw:frame>
        </presentation:notes>
      </draw:page>
      <draw:page draw:name="page17"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Практика</text:span></text:p>
          </draw:text-box>
        </draw:frame>
        <draw:frame presentation:style-name="pr11" draw:text-style-name="P77" draw:layer="layout" svg:width="25.6cm" svg:height="14.4cm" svg:x="1.2cm" svg:y="4.8cm" presentation:class="outline" presentation:user-transformed="true">
          <draw:text-box>
            <text:p><text:span text:style-name="T53">Настройте привилегии таким образом, чтобы одни пользователи имели полный доступ к таблицам, а другие могли только запрашивать, но не изменять информацию.</text:span></text:p>
            <text:list text:style-name="L4">
              <text:list-item>
                <text:p text:style-name="P75"><text:span text:style-name="T54">Создайте новую базу данных и две роли: writer и reader.</text:span></text:p>
              </text:list-item>
              <text:list-item>
                <text:p text:style-name="P75"><text:span text:style-name="T54">Отзовите у роли public все привилегии на схему public,</text:span><text:span text:style-name="T54"><text:line-break/></text:span><text:span text:style-name="T54">выдайте роли writer обе привилегии, а роли reader — только usage.</text:span></text:p>
              </text:list-item>
              <text:list-item>
                <text:p text:style-name="P75"><text:span text:style-name="T54">Настройте привилегии по умолчанию так, чтобы роль reader получала доступ на чтение к таблицам, принадлежащим writer</text:span><text:span text:style-name="T54"><text:line-break/></text:span><text:span text:style-name="T54">в схеме public.</text:span></text:p>
              </text:list-item>
              <text:list-item>
                <text:p text:style-name="P75"><text:span text:style-name="T54">Создайте пользователей w1 в группе writer и r1 в группе reader.</text:span></text:p>
              </text:list-item>
              <text:list-item>
                <text:p text:style-name="P75"><text:span text:style-name="T54">Под пользователем writer создайте таблицу.</text:span></text:p>
              </text:list-item>
              <text:list-item>
                <text:p text:style-name="P75"><text:span text:style-name="T54">Убедитесь, что r1 имеет доступ к таблице только на чтение,</text:span><text:span text:style-name="T54"><text:line-break/></text:span><text:span text:style-name="T54">а w1 имеет к ней полный доступ, включая удаление.</text:span></text:p>
              </text:list-item>
            </text:list>
          </draw:text-box>
        </draw:frame>
        <presentation:notes draw:style-name="dp2">
          <draw:page-thumbnail draw:style-name="gr2" draw:layer="layout" svg:width="14.848cm" svg:height="11.136cm" svg:x="3.075cm" svg:y="2.257cm" draw:page-number="17" presentation:class="page"/>
          <draw:frame presentation:style-name="pr12" draw:text-style-name="P76" draw:layer="layout" svg:width="16.799cm" svg:height="14.849cm" svg:x="2.1cm" svg:y="14.107cm" presentation:class="notes" presentation:placeholder="true" presentation:user-transformed="true">
            <draw:text-box/>
          </draw:frame>
        </presentation:notes>
      </draw:page>
      <draw:page draw:name="page18"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Практика+</text:span></text:p>
          </draw:text-box>
        </draw:frame>
        <draw:frame presentation:style-name="pr13" draw:text-style-name="P53" draw:layer="layout" svg:width="25.6cm" svg:height="14.4cm" svg:x="1.2cm" svg:y="4.8cm" presentation:class="outline" presentation:user-transformed="true">
          <draw:text-box>
            <text:list text:style-name="L4">
              <text:list-item>
                <text:p text:style-name="P51"><text:span text:style-name="T55">Создайте роль alice. Создайте таблицу.</text:span><text:span text:style-name="T55"><text:line-break/></text:span><text:span text:style-name="T56"> </text:span><text:span text:style-name="T57"><text:line-break/></text:span><text:span text:style-name="T57">Выдайте роли alice привилегию на чтение таблицы</text:span><text:span text:style-name="T57"><text:line-break/></text:span><text:span text:style-name="T57">и привилегию на изменение с правом передачи.</text:span></text:p>
              </text:list-item>
              <text:list-item>
                <text:p><text:span text:style-name="T57">Проверьте права доступа к созданной таблице с помощью представления table_privileges информационной схемы.</text:span><text:span text:style-name="T57"><text:line-break/></text:span><text:span text:style-name="T57">Сравните с выводом команды \dp.</text:span></text:p>
              </text:list-item>
              <text:list-item>
                <text:p><text:span text:style-name="T57">Проверьте права доступа к созданной таблице с помощью функции has_table_privilege.</text:span></text:p>
              </text:list-item>
            </text:list>
          </draw:text-box>
        </draw:frame>
        <presentation:notes draw:style-name="dp2">
          <draw:page-thumbnail draw:style-name="gr2" draw:layer="layout" svg:width="14.848cm" svg:height="11.136cm" svg:x="3.075cm" svg:y="2.257cm" draw:page-number="18" presentation:class="page"/>
          <draw:frame presentation:style-name="pr14" draw:text-style-name="P79" draw:layer="layout" svg:width="16.799cm" svg:height="3.331cm" svg:x="2.1cm" svg:y="14.107cm" presentation:class="notes" presentation:user-transformed="true">
            <draw:text-box>
              <text:p text:style-name="P78"><text:span text:style-name="T58">2. Другие представления информационной схемы: </text:span><text:span text:style-name="T59"><text:a xlink:href="https://postgrespro.ru/docs/postgresql/16/information-schema" xlink:type="simple">https://postgrespro.ru/docs/postgresql/16/information-schema</text:a></text:span></text:p>
              <text:p text:style-name="P78"><text:span text:style-name="T58"/></text:p>
              <text:p text:style-name="P78"><text:span text:style-name="T58">3. Другие функции для проверки привилегий:</text:span></text:p>
              <text:p text:style-name="P78"><text:span text:style-name="T59"><text:a xlink:href="https://postgrespro.ru/docs/postgresql/16/functions-info#FUNCTIONS-INFO-ACCESS-TABLE" xlink:type="simple">https://postgrespro.ru/docs/postgresql/16/functions-info#FUNCTIONS-INFO-ACCESS-TABLE</text:a></text:span></text:p>
              <text:p text:style-name="P78"><text:span text:style-name="T58"/></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Arial" style:font-family-generic="swiss" style:font-pitch="variable"/>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fill-image draw:name="Empty" xlink:href="Pictures/1000000000000008000000089442829B9654ACBA.png" xlink:type="simple" xlink:show="embed" xlink:actuate="onLoad"/>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4"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4"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4"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3" fo:font-family="'Liberation Mono', 'Courier New'" style:font-family-generic="modern" style:font-pitch="fixed" fo:font-size="10pt" style:font-name-asian="Liberation Mono3"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false"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1"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false"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false"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1"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1"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1"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draw:auto-grow-height="false" draw:fit-to-size="false" style:shrink-to-fit="tru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horizontal-align="left" draw:textarea-vertical-align="top">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1"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top="0cm" fo:margin-bottom="0.4cm"/>
      <style:text-properties style:font-name="Liberation Serif1"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top="0cm" fo:margin-bottom="0.1cm"/>
      <style:text-properties fo:font-size="20pt" style:font-size-asian="20pt" style:font-size-complex="20pt"/>
    </style:style>
    <style:style style:name="master_5f_-outline9" style:display-name="master_-outline9" style:family="presentation" style:parent-style-name="master_5f_-outline8">
      <style:paragraph-properties fo:margin-top="0cm" fo:margin-bottom="0.1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style:style>
    <style:style style:name="Mgr6" style:family="graphic" style:parent-style-name="standard">
      <style:graphic-properties draw:stroke="none" draw:fill="none" draw:fill-color="#ffffff" fo:min-height="1.31cm"/>
    </style:style>
    <style:style style:name="Mgr7" style:family="graphic" style:parent-style-name="standard">
      <style:graphic-properties fo:min-height="14.15cm"/>
      <style:paragraph-properties style:writing-mode="lr-tb"/>
    </style:style>
    <style:style style:name="Mgr8" style:family="graphic" style:parent-style-name="standard">
      <style:graphic-properties draw:stroke="none" draw:fill="none" draw:fill-color="#ffffff" fo:min-height="13.114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backgroundobjects">
      <style:graphic-properties draw:stroke="none" draw:fill="gradient" draw:fill-color="#f0e6ff" draw:fill-gradient-name="Gradient_20_2" draw:textarea-vertical-align="middle" draw:auto-grow-height="false"/>
    </style:style>
    <style:style style:name="Mpr2" style:family="presentation" style:parent-style-name="template2-outline1">
      <style:graphic-properties fo:min-height="12.18cm"/>
      <style:paragraph-properties style:writing-mode="lr-tb"/>
    </style:style>
    <style:style style:name="Mpr3" style:family="presentation" style:parent-style-name="template2-backgroundobjects">
      <style:graphic-properties draw:stroke="none" draw:fill="none" draw:fill-color="#ffffff" draw:auto-grow-height="false" fo:min-height="1.485cm"/>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template22-backgroundobjects">
      <style:graphic-properties draw:stroke="none" draw:fill="none" draw:fill-color="#ffffff" draw:auto-grow-height="false" fo:min-height="1.485cm"/>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1-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5" style:family="presentation" style:parent-style-name="master1-backgroundobjects">
      <style:graphic-properties draw:stroke="none" draw:fill="none" draw:fill-color="#ffffff" draw:auto-grow-height="false" fo:min-height="1.485cm"/>
      <style:paragraph-properties style:writing-mode="lr-tb"/>
    </style:style>
    <style:style style:name="Mpr16" style:family="presentation" style:parent-style-name="master1-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18" style:family="presentation" style:parent-style-name="master-outline1">
      <style:graphic-properties fo:min-height="12.18cm"/>
      <style:paragraph-properties style:writing-mode="lr-tb"/>
    </style:style>
    <style:style style:name="Mpr19" style:family="presentation" style:parent-style-name="master-backgroundobjects">
      <style:graphic-properties draw:stroke="none" draw:fill="none" draw:fill-color="#ffffff" draw:auto-grow-height="false" fo:min-height="1.485cm"/>
      <style:paragraph-properties style:writing-mode="lr-tb"/>
    </style:style>
    <style:style style:name="Mpr2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22" style:family="presentation" style:parent-style-name="master_5f_-outline1">
      <style:graphic-properties fo:min-height="12.18cm"/>
      <style:paragraph-properties style:writing-mode="lr-tb"/>
    </style:style>
    <style:style style:name="Mpr23" style:family="presentation" style:parent-style-name="master_5f_-backgroundobjects">
      <style:graphic-properties draw:stroke="none" draw:fill="none" draw:fill-color="#ffffff" draw:auto-grow-height="false" fo:min-height="1.485cm"/>
      <style:paragraph-properties style:writing-mode="lr-tb"/>
    </style:style>
    <style:style style:name="Mpr24"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26" style:family="presentation" style:parent-style-name="master1_5f__5f_-backgroundobjects">
      <style:graphic-properties draw:stroke="none" draw:fill="none" draw:fill-color="#ffffff" draw:auto-grow-height="false" fo:min-height="1.485cm"/>
      <style:paragraph-properties style:writing-mode="lr-tb"/>
    </style:style>
    <style:style style:name="Mpr27"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writing-mode="lr-tb"/>
    </style:style>
    <style:style style:name="MP9" style:family="paragraph">
      <loext:graphic-properties draw:fill="none"/>
      <style:paragraph-properties fo:text-align="center"/>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none" draw:fill-color="#ffffff"/>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style:style style:name="MT6" style:family="text">
      <style:text-properties fo:color="#000033" loext:opacity="100%"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emplate2"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3" draw:text-style-name="MP8" draw:layer="backgroundobjects" svg:width="2.2cm" svg:height="1.19cm" svg:x="24.6cm" svg:y="19.2cm">
        <draw:text-box>
          <text:p text:style-name="MP7"><text:span text:style-name="MT5"><text:page-number>&lt;номер&gt;</text:page-number></text:span></text:p>
        </draw:text-box>
      </draw:frame>
      <draw:frame draw:style-name="Mgr4" draw:text-style-name="MP9"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2" style:page-layout-name="PM1" draw:style-name="Mdp2">
      <draw:frame draw:style-name="Mgr4" draw:text-style-name="MP9" draw:layer="backgroundobjects" svg:width="28cm" svg:height="21.64cm" svg:x="0cm" svg:y="1.235cm">
        <draw:image xlink:href="Pictures/10000000000007D00000060AA375D3AC77E910BC.jpg" xlink:type="simple" xlink:show="embed" xlink:actuate="onLoad" draw: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3" style:page-layout-name="PM1" draw:style-name="Mdp1">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2" draw:layer="backgroundobjects" svg:width="19.8cm" svg:height="1.56cm" svg:x="1.4cm" svg:y="0.837cm">
        <draw:text-box>
          <text:p/>
        </draw:text-box>
      </draw:frame>
      <draw:frame draw:style-name="Mgr7" draw:text-style-name="MP6" draw:layer="backgroundobjects" svg:width="25.6cm" svg:height="14.4cm" svg:x="1.2cm" svg:y="4.8cm">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frame draw:style-name="Mgr3" draw:text-style-name="MP13" draw:layer="backgroundobjects" svg:width="2.2cm" svg:height="1.19cm" svg:x="24.6cm" svg:y="19.2cm">
        <draw:text-box>
          <text:p text:style-name="MP7"><text:span text:style-name="MT6"><text:page-number>&lt;номер&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1" style:page-layout-name="PM1" draw:style-name="Mdp2">
      <draw:frame draw:style-name="Mgr4" draw:text-style-name="MP9" draw:layer="backgroundobjects" svg:width="28cm" svg:height="21.64cm" svg:x="0cm" svg:y="1.235cm">
        <draw:image xlink:href="Pictures/10000000000007D00000060AA375D3AC77E910BC.jpg" xlink:type="simple" xlink:show="embed" xlink:actuate="onLoad" draw:mime-type="image/jpeg">
          <text:p/>
        </draw:image>
      </draw:frame>
      <draw:frame presentation:style-name="master1-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custom-shape presentation:style-name="Mpr14"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title" draw:layer="backgroundobjects" svg:width="25.24cm" svg:height="1.98cm" svg:x="1.43cm" svg:y="0.76cm" presentation:class="title" presentation:placeholder="true">
        <draw:text-box/>
      </draw:frame>
      <presentation:notes style:page-layout-name="PM0">
        <draw:page-thumbnail presentation:style-name="master1-title" draw:layer="backgroundobjects" svg:width="0.001cm" svg:height="0.001cm" svg:x="0cm" svg:y="2.257cm" presentation:class="page"/>
        <draw:frame presentation:style-name="master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 style:page-layout-name="PM1" draw:style-name="Mdp1">
      <draw:custom-shape presentation:style-name="Mpr1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8"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 style:display-name="master_" style:page-layout-name="PM1" draw:style-name="Mdp1">
      <draw:custom-shape presentation:style-name="Mpr21"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2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frame draw:style-name="Mgr3" draw:text-style-name="MP8" draw:layer="backgroundobjects" svg:width="2.2cm" svg:height="1.19cm" svg:x="24.6cm" svg:y="19.2cm">
        <draw:text-box>
          <text:p text:style-name="MP7"><text:span text:style-name="MT5"><text:page-number>&lt;номер&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_5f_" style:display-name="master1__" style:page-layout-name="PM1" draw:style-name="Mdp2">
      <draw:frame draw:style-name="Mgr4" draw:text-style-name="MP9"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25"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9" draw:text-style-name="MP9"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1T16:50:20.766729314</meta:creation-date>
    <meta:editing-duration>P25DT54M53S</meta:editing-duration>
    <meta:editing-cycles>1154</meta:editing-cycles>
    <meta:generator>LibreOffice/7.3.7.2$Linux_X86_64 LibreOffice_project/30$Build-2</meta:generator>
    <dc:date>2024-12-24T22:58:12.418750790</dc:date>
    <meta:document-statistic meta:object-count="255"/>
    <meta:template xlink:type="simple" xlink:actuate="onRequest" xlink:title="master" xlink:href="../../../../tmp/DBA1/master.otp" meta:date="2015-06-01T16:50:20.490561969"/>
  </office:meta>
</office:document-meta>
</file>